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Maastricht *</text:p>
          </table:table-cell>
          <table:table-cell/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9881" office:value-type="float">
            <text:p>9881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E8:.G8])" ns41:value-type="float" table:style-name="TL Data" office:value-type="float" office:value="13557">
            <text:p>13557</text:p>
          </table:table-cell>
          <table:table-cell ns41:value-type="float" table:style-name="TL Data" office:value="7647" office:value-type="float">
            <text:p>7647</text:p>
          </table:table-cell>
          <table:table-cell ns41:value-type="float" table:style-name="TL Data" office:value="3215" office:value-type="float">
            <text:p>3215</text:p>
          </table:table-cell>
          <table:table-cell ns41:value-type="float" table:style-name="TL Data" office:value="1064" office:value-type="float">
            <text:p>1064</text:p>
          </table:table-cell>
          <table:table-cell table:formula="of:=SUM([.I8:.K8])" ns41:value-type="float" table:style-name="TL Data" office:value-type="float" office:value="11926">
            <text:p>11926</text:p>
          </table:table-cell>
          <table:table-cell table:formula="of:=SUM([.L8];[.H8])" ns41:value-type="float" table:style-name="TL Data" office:value-type="float" office:value="25483">
            <text:p>25483</text:p>
          </table:table-cell>
          <table:table-cell ns41:value-type="float" table:style-name="TL Data" office:value="3436" office:value-type="float">
            <text:p>3436</text:p>
          </table:table-cell>
          <table:table-cell ns41:value-type="float" table:style-name="TL Data" office:value="21611" office:value-type="float">
            <text:p>21611</text:p>
          </table:table-cell>
          <table:table-cell ns41:value-type="float" office:value="370" office:value-type="float">
            <text:p>370</text:p>
          </table:table-cell>
          <table:table-cell ns41:value-type="float" office:value="66" office:value-type="float">
            <text:p>66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4" office:value-type="float">
            <text:p>74</text:p>
          </table:table-cell>
          <table:table-cell ns41:value-type="float" table:style-name="ce53" office:value="75" office:value-type="float">
            <text:p>75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oermond *</text:p>
          </table:table-cell>
          <table:table-cell/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1901" office:value-type="float">
            <text:p>1901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9:.G9])" ns41:value-type="float" table:style-name="TL Data" office:value-type="float" office:value="2886">
            <text:p>2886</text:p>
          </table:table-cell>
          <table:table-cell ns41:value-type="float" table:style-name="TL Data" office:value="1929" office:value-type="float">
            <text:p>192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39" office:value-type="float">
            <text:p>239</text:p>
          </table:table-cell>
          <table:table-cell table:formula="of:=SUM([.I9:.K9])" ns41:value-type="float" table:style-name="TL Data" office:value-type="float" office:value="3051">
            <text:p>3051</text:p>
          </table:table-cell>
          <table:table-cell table:formula="of:=SUM([.L9];[.H9])" ns41:value-type="float" table:style-name="TL Data" office:value-type="float" office:value="5937">
            <text:p>593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621" office:value-type="float">
            <text:p>5621</text:p>
          </table:table-cell>
          <table:table-cell ns41:value-type="float" office:value="99" office:value-type="float">
            <text:p>99</text:p>
          </table:table-cell>
          <table:table-cell ns41:value-type="float" office:value="5" office:value-type="float">
            <text:p>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nlo *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2636" office:value-type="float">
            <text:p>2636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E10:.G10])" ns41:value-type="float" table:style-name="TL Data" office:value-type="float" office:value="3759">
            <text:p>3759</text:p>
          </table:table-cell>
          <table:table-cell ns41:value-type="float" table:style-name="TL Data" office:value="2170" office:value-type="float">
            <text:p>2170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95" office:value-type="float">
            <text:p>295</text:p>
          </table:table-cell>
          <table:table-cell table:formula="of:=SUM([.I10:.K10])" ns41:value-type="float" table:style-name="TL Data" office:value-type="float" office:value="3420">
            <text:p>3420</text:p>
          </table:table-cell>
          <table:table-cell table:formula="of:=SUM([.L10];[.H10])" ns41:value-type="float" table:style-name="TL Data" office:value-type="float" office:value="7179">
            <text:p>7179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422" office:value-type="float">
            <text:p>6422</text:p>
          </table:table-cell>
          <table:table-cell ns41:value-type="float" office:value="105" office:value-type="float">
            <text:p>105</text:p>
          </table:table-cell>
          <table:table-cell ns41:value-type="float" office:value="11" office:value-type="float">
            <text:p>1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990" office:value-type="float">
            <text:p>1990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E11:.G11])" ns41:value-type="float" table:style-name="TL Data" office:value-type="float" office:value="3088">
            <text:p>3088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I11:.K11])" ns41:value-type="float" table:style-name="TL Data" office:value-type="float" office:value="3197">
            <text:p>3197</text:p>
          </table:table-cell>
          <table:table-cell table:formula="of:=SUM([.L11];[.H11])" ns41:value-type="float" table:style-name="TL Data" office:value-type="float" office:value="6285">
            <text:p>62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271" office:value-type="float">
            <text:p>6271</text:p>
          </table:table-cell>
          <table:table-cell ns41:value-type="float" office:value="1" office:value-type="float">
            <text:p>1</text:p>
          </table:table-cell>
          <table:table-cell ns41:value-type="float" office:value="2" office:value-type="float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145" office:value-type="float">
            <text:p>1145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12:.G12])" ns41:value-type="float" table:style-name="TL Data" office:value-type="float" office:value="1866">
            <text:p>1866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I12:.K12])" ns41:value-type="float" table:style-name="TL Data" office:value-type="float" office:value="2077">
            <text:p>2077</text:p>
          </table:table-cell>
          <table:table-cell table:formula="of:=SUM([.L12];[.H12])" ns41:value-type="float" table:style-name="TL Data" office:value-type="float" office:value="3943">
            <text:p>39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79" office:value-type="float">
            <text:p>3779</text:p>
          </table:table-cell>
          <table:table-cell ns41:value-type="float" office:value="112" office:value-type="float">
            <text:p>112</text:p>
          </table:table-cell>
          <table:table-cell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6"/>
          <table:table-cell table:formula="of:=SUM([.C8:.C12])" ns41:value-type="float" table:style-name="TL Data" office:value-type="float" office:value="6363">
            <text:p>6363</text:p>
          </table:table-cell>
          <table:table-cell table:formula="of:=SUM([.D8:.D12])" ns41:value-type="float" table:style-name="TL Data" office:value-type="float" office:value="8772">
            <text:p>8772</text:p>
          </table:table-cell>
          <table:table-cell table:formula="of:=SUM([.E8:.E12])" ns41:value-type="float" table:style-name="TL Data" office:value-type="float" office:value="17553">
            <text:p>17553</text:p>
          </table:table-cell>
          <table:table-cell table:formula="of:=SUM([.F8:.F12])" ns41:value-type="float" table:style-name="TL Data" office:value-type="float" office:value="6710">
            <text:p>6710</text:p>
          </table:table-cell>
          <table:table-cell table:formula="of:=SUM([.G8:.G12])" ns41:value-type="float" table:style-name="TL Data" office:value-type="float" office:value="893">
            <text:p>893</text:p>
          </table:table-cell>
          <table:table-cell table:formula="of:=SUM([.H8:.H12])" ns41:value-type="float" table:style-name="TL Data" office:value-type="float" office:value="25156">
            <text:p>25156</text:p>
          </table:table-cell>
          <table:table-cell table:formula="of:=SUM([.I8:.I12])" ns41:value-type="float" table:style-name="TL Data" office:value-type="float" office:value="15065">
            <text:p>15065</text:p>
          </table:table-cell>
          <table:table-cell table:formula="of:=SUM([.J8:.J12])" ns41:value-type="float" table:style-name="TL Data" office:value-type="float" office:value="6635">
            <text:p>6635</text:p>
          </table:table-cell>
          <table:table-cell table:formula="of:=SUM([.K8:.K12])" ns41:value-type="float" table:style-name="TL Data" office:value-type="float" office:value="1971">
            <text:p>1971</text:p>
          </table:table-cell>
          <table:table-cell table:formula="of:=SUM([.L8:.L12])" ns41:value-type="float" table:style-name="TL Data" office:value-type="float" office:value="23671">
            <text:p>23671</text:p>
          </table:table-cell>
          <table:table-cell table:formula="of:=SUM([.M8:.M12])" ns41:value-type="float" table:style-name="TL Data" office:value-type="float" office:value="48827">
            <text:p>48827</text:p>
          </table:table-cell>
          <table:table-cell table:formula="of:=SUM([.N8:.N12])" ns41:value-type="float" table:style-name="TL Data" office:value-type="float" office:value="4352">
            <text:p>4352</text:p>
          </table:table-cell>
          <table:table-cell table:formula="of:=SUM([.O8:.O12])" ns41:value-type="float" table:style-name="TL Data" office:value-type="float" office:value="43704">
            <text:p>43704</text:p>
          </table:table-cell>
          <table:table-cell table:formula="of:=SUM([.P8:.P12])" ns41:value-type="float" table:style-name="ce29" office:value-type="float" office:value="687">
            <text:p>687</text:p>
          </table:table-cell>
          <table:table-cell table:formula="of:=SUM([.Q8:.Q12])" ns41:value-type="float" table:style-name="ce29" office:value-type="float" office:value="84">
            <text:p>84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4" office:value-type="float">
            <text:p>74</text:p>
          </table:table-cell>
          <table:table-cell ns41:value-type="float" table:style-name="ce55" office:value="75" office:value-type="float">
            <text:p>75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Hieronder begrepen 4166 militair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6">
          <table:table-cell ns41:value-type="string" table:style-name="TL Metadata" office:value-type="string">
            <text:p>2.Hieronder begrepen 229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6">
          <table:table-cell ns41:value-type="string" table:style-name="TL Metadata" office:value-type="string">
            <text:p>3.Hieronder begrepen 735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7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6"/>
        <table:table-column table:style-name="co9" table:default-cell-style-name="ce6"/>
        <table:table-column table:style-name="co10" table:default-cell-style-name="ce6" table:number-columns-repeated="10"/>
        <table:table-column table:style-name="co11" table:default-cell-style-name="ce6"/>
        <table:table-column table:style-name="co12" table:default-cell-style-name="ce6" table:number-columns-repeated="4"/>
        <table:table-column table:style-name="co13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9"/>
          <table:table-cell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mby</text:p>
          </table:table-cell>
          <table:table-cell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:.G8])" ns41:value-type="float" table:style-name="TL Data" office:value-type="float" office:value="327">
            <text:p>32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8:.K8])" ns41:value-type="float" table:style-name="TL Data" office:value-type="float" office:value="333">
            <text:p>333</text:p>
          </table:table-cell>
          <table:table-cell table:formula="of:=SUM([.L8];[.H8])" ns41:value-type="float" table:style-name="TL Data" office:value-type="float" office:value="660">
            <text:p>66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4" office:value-type="float">
            <text:p>74</text:p>
          </table:table-cell>
          <table:table-cell ns41:value-type="float" table:style-name="ce53" office:value="75" office:value-type="float">
            <text:p>75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table:formula="of:=SUM([.E9:.G9])" ns41:value-type="float" table:style-name="TL Data" office:value-type="float" office:value="238">
            <text:p>23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9:.K9])" ns41:value-type="float" table:style-name="TL Data" office:value-type="float" office:value="257">
            <text:p>257</text:p>
          </table:table-cell>
          <table:table-cell table:formula="of:=SUM([.L9];[.H9])" ns41:value-type="float" table:style-name="TL Data" office:value-type="float" office:value="495">
            <text:p>4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ek</text:p>
          </table:table-cell>
          <table:table-cell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70" office:value-type="float">
            <text:p>70</text:p>
          </table:table-cell>
          <table:table-cell table:formula="of:=SUM([.E10:.G10])" ns41:value-type="float" table:style-name="TL Data" office:value-type="float" office:value="1218">
            <text:p>1218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10:.K10])" ns41:value-type="float" table:style-name="TL Data" office:value-type="float" office:value="1178">
            <text:p>1178</text:p>
          </table:table-cell>
          <table:table-cell table:formula="of:=SUM([.L10];[.H10])" ns41:value-type="float" table:style-name="TL Data" office:value-type="float" office:value="2396">
            <text:p>239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melen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table:formula="of:=SUM([.E11:.G11])" ns41:value-type="float" table:style-name="TL Data" office:value-type="float" office:value="125">
            <text:p>12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11:.K11])" ns41:value-type="float" table:style-name="TL Data" office:value-type="float" office:value="110">
            <text:p>110</text:p>
          </table:table-cell>
          <table:table-cell table:formula="of:=SUM([.L11];[.H11])" ns41:value-type="float" table:style-name="TL Data" office:value-type="float" office:value="235">
            <text:p>235</text:p>
          </table:table-cell>
          <table:table-cell table:style-name="TL Data"/>
          <table:table-cell ns41:value-type="float" table:style-name="TL Data" office:value="235" office:value-type="float">
            <text:p>2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rg en Terblijt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12:.G12])" ns41:value-type="float" table:style-name="TL Data" office:value-type="float" office:value="416">
            <text:p>41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2:.K12])" ns41:value-type="float" table:style-name="TL Data" office:value-type="float" office:value="350">
            <text:p>350</text:p>
          </table:table-cell>
          <table:table-cell table:formula="of:=SUM([.L12];[.H12])" ns41:value-type="float" table:style-name="TL Data" office:value-type="float" office:value="766">
            <text:p>766</text:p>
          </table:table-cell>
          <table:table-cell table:style-name="TL Data"/>
          <table:table-cell ns41:value-type="float" table:style-name="TL Data" office:value="766" office:value-type="float">
            <text:p>76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ingelrade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3:.G13])" ns41:value-type="float" table:style-name="TL Data" office:value-type="float" office:value="222">
            <text:p>22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13:.K13])" ns41:value-type="float" table:style-name="TL Data" office:value-type="float" office:value="196">
            <text:p>196</text:p>
          </table:table-cell>
          <table:table-cell table:formula="of:=SUM([.L13];[.H13])" ns41:value-type="float" table:style-name="TL Data" office:value-type="float" office:value="418">
            <text:p>418</text:p>
          </table:table-cell>
          <table:table-cell table:style-name="TL Data"/>
          <table:table-cell ns41:value-type="float" table:style-name="TL Data" office:value="418" office:value-type="float">
            <text:p>41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ekholtz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4:.G14])" ns41:value-type="float" table:style-name="TL Data" office:value-type="float" office:value="499">
            <text:p>49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14:.K14])" ns41:value-type="float" table:style-name="TL Data" office:value-type="float" office:value="466">
            <text:p>466</text:p>
          </table:table-cell>
          <table:table-cell table:formula="of:=SUM([.L14];[.H14])" ns41:value-type="float" table:style-name="TL Data" office:value-type="float" office:value="965">
            <text:p>965</text:p>
          </table:table-cell>
          <table:table-cell table:style-name="TL Data"/>
          <table:table-cell ns41:value-type="float" table:style-name="TL Data" office:value="965" office:value-type="float">
            <text:p>96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rgharen</text:p>
          </table:table-cell>
          <table:table-cell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table:formula="of:=SUM([.E15:.G15])" ns41:value-type="float" table:style-name="TL Data" office:value-type="float" office:value="201">
            <text:p>20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5:.K15])" ns41:value-type="float" table:style-name="TL Data" office:value-type="float" office:value="230">
            <text:p>230</text:p>
          </table:table-cell>
          <table:table-cell table:formula="of:=SUM([.L15];[.H15])" ns41:value-type="float" table:style-name="TL Data" office:value-type="float" office:value="431">
            <text:p>4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rn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16:.G16])" ns41:value-type="float" table:style-name="TL Data" office:value-type="float" office:value="741">
            <text:p>741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16:.K16])" ns41:value-type="float" table:style-name="TL Data" office:value-type="float" office:value="685">
            <text:p>685</text:p>
          </table:table-cell>
          <table:table-cell table:formula="of:=SUM([.L16];[.H16])" ns41:value-type="float" table:style-name="TL Data" office:value-type="float" office:value="1426">
            <text:p>14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21" office:value-type="float">
            <text:p>142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oek Sittard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7:.G17])" ns41:value-type="float" table:style-name="TL Data" office:value-type="float" office:value="307">
            <text:p>30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7:.K17])" ns41:value-type="float" table:style-name="TL Data" office:value-type="float" office:value="317">
            <text:p>317</text:p>
          </table:table-cell>
          <table:table-cell table:formula="of:=SUM([.L17];[.H17])" ns41:value-type="float" table:style-name="TL Data" office:value-type="float" office:value="624">
            <text:p>624</text:p>
          </table:table-cell>
          <table:table-cell table:style-name="TL Data"/>
          <table:table-cell ns41:value-type="float" table:style-name="TL Data" office:value="624" office:value-type="float">
            <text:p>62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unssum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18:.G18])" ns41:value-type="float" table:style-name="TL Data" office:value-type="float" office:value="500">
            <text:p>50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18:.K18])" ns41:value-type="float" table:style-name="TL Data" office:value-type="float" office:value="514">
            <text:p>514</text:p>
          </table:table-cell>
          <table:table-cell table:formula="of:=SUM([.L18];[.H18])" ns41:value-type="float" table:style-name="TL Data" office:value-type="float" office:value="1014">
            <text:p>10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" office:value-type="float">
            <text:p>101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nde</text:p>
          </table:table-cell>
          <table:table-cell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9:.G19])" ns41:value-type="float" table:style-name="TL Data" office:value-type="float" office:value="308">
            <text:p>30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19:.K19])" ns41:value-type="float" table:style-name="TL Data" office:value-type="float" office:value="309">
            <text:p>309</text:p>
          </table:table-cell>
          <table:table-cell table:formula="of:=SUM([.L19];[.H19])" ns41:value-type="float" table:style-name="TL Data" office:value-type="float" office:value="617">
            <text:p>617</text:p>
          </table:table-cell>
          <table:table-cell table:style-name="TL Data"/>
          <table:table-cell ns41:value-type="float" table:style-name="TL Data" office:value="617" office:value-type="float">
            <text:p>61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adier en Keer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20:.G20])" ns41:value-type="float" table:style-name="TL Data" office:value-type="float" office:value="328">
            <text:p>32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20:.K20])" ns41:value-type="float" table:style-name="TL Data" office:value-type="float" office:value="290">
            <text:p>290</text:p>
          </table:table-cell>
          <table:table-cell table:formula="of:=SUM([.L20];[.H20])" ns41:value-type="float" table:style-name="TL Data" office:value-type="float" office:value="618">
            <text:p>618</text:p>
          </table:table-cell>
          <table:table-cell table:style-name="TL Data"/>
          <table:table-cell ns41:value-type="float" table:style-name="TL Data" office:value="618" office:value-type="float">
            <text:p>61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sloo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21:.G21])" ns41:value-type="float" table:style-name="TL Data" office:value-type="float" office:value="549">
            <text:p>54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21:.K21])" ns41:value-type="float" table:style-name="TL Data" office:value-type="float" office:value="561">
            <text:p>561</text:p>
          </table:table-cell>
          <table:table-cell table:formula="of:=SUM([.L21];[.H21])" ns41:value-type="float" table:style-name="TL Data" office:value-type="float" office:value="1110">
            <text:p>1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9" office:value-type="float">
            <text:p>110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igelshoven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" office:value-type="float">
            <text:p>9</text:p>
          </table:table-cell>
          <table:table-cell table:formula="of:=SUM([.E22:.G22])" ns41:value-type="float" table:style-name="TL Data" office:value-type="float" office:value="223">
            <text:p>22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2:.K22])" ns41:value-type="float" table:style-name="TL Data" office:value-type="float" office:value="229">
            <text:p>229</text:p>
          </table:table-cell>
          <table:table-cell table:formula="of:=SUM([.L22];[.H22])" ns41:value-type="float" table:style-name="TL Data" office:value-type="float" office:value="452">
            <text:p>452</text:p>
          </table:table-cell>
          <table:table-cell table:style-name="TL Data"/>
          <table:table-cell ns41:value-type="float" table:style-name="TL Data" office:value="452" office:value-type="float">
            <text:p>45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isden, Broest en Oost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23:.G23])" ns41:value-type="float" table:style-name="TL Data" office:value-type="float" office:value="1032">
            <text:p>1032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79" office:value-type="float">
            <text:p>79</text:p>
          </table:table-cell>
          <table:table-cell table:formula="of:=SUM([.I23:.K23])" ns41:value-type="float" table:style-name="TL Data" office:value-type="float" office:value="1037">
            <text:p>1037</text:p>
          </table:table-cell>
          <table:table-cell table:formula="of:=SUM([.L23];[.H23])" ns41:value-type="float" table:style-name="TL Data" office:value-type="float" office:value="2069">
            <text:p>20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leen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70" office:value-type="float">
            <text:p>70</text:p>
          </table:table-cell>
          <table:table-cell table:formula="of:=SUM([.E24:.G24])" ns41:value-type="float" table:style-name="TL Data" office:value-type="float" office:value="1062">
            <text:p>1062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24:.K24])" ns41:value-type="float" table:style-name="TL Data" office:value-type="float" office:value="1052">
            <text:p>1052</text:p>
          </table:table-cell>
          <table:table-cell table:formula="of:=SUM([.L24];[.H24])" ns41:value-type="float" table:style-name="TL Data" office:value-type="float" office:value="2114">
            <text:p>2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3" office:value-type="float">
            <text:p>211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ulle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5:.G25])" ns41:value-type="float" table:style-name="TL Data" office:value-type="float" office:value="493">
            <text:p>49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25:.K25])" ns41:value-type="float" table:style-name="TL Data" office:value-type="float" office:value="462">
            <text:p>462</text:p>
          </table:table-cell>
          <table:table-cell table:formula="of:=SUM([.L25];[.H25])" ns41:value-type="float" table:style-name="TL Data" office:value-type="float" office:value="955">
            <text:p>955</text:p>
          </table:table-cell>
          <table:table-cell table:style-name="TL Data"/>
          <table:table-cell ns41:value-type="float" table:style-name="TL Data" office:value="955" office:value-type="float">
            <text:p>95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evenbecht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6:.G26])" ns41:value-type="float" table:style-name="TL Data" office:value-type="float" office:value="475">
            <text:p>47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26:.K26])" ns41:value-type="float" table:style-name="TL Data" office:value-type="float" office:value="434">
            <text:p>434</text:p>
          </table:table-cell>
          <table:table-cell table:formula="of:=SUM([.L26];[.H26])" ns41:value-type="float" table:style-name="TL Data" office:value-type="float" office:value="909">
            <text:p>90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ondsveld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27:.G27])" ns41:value-type="float" table:style-name="TL Data" office:value-type="float" office:value="749">
            <text:p>749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27:.K27])" ns41:value-type="float" table:style-name="TL Data" office:value-type="float" office:value="768">
            <text:p>768</text:p>
          </table:table-cell>
          <table:table-cell table:formula="of:=SUM([.L27];[.H27])" ns41:value-type="float" table:style-name="TL Data" office:value-type="float" office:value="1517">
            <text:p>15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16" office:value-type="float">
            <text:p>151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28:.G28])" ns41:value-type="float" table:style-name="TL Data" office:value-type="float" office:value="1012">
            <text:p>1012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28:.K28])" ns41:value-type="float" table:style-name="TL Data" office:value-type="float" office:value="969">
            <text:p>969</text:p>
          </table:table-cell>
          <table:table-cell table:formula="of:=SUM([.L28];[.H28])" ns41:value-type="float" table:style-name="TL Data" office:value-type="float" office:value="1981">
            <text:p>198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er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9:.G29])" ns41:value-type="float" table:style-name="TL Data" office:value-type="float" office:value="639">
            <text:p>63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29:.K29])" ns41:value-type="float" table:style-name="TL Data" office:value-type="float" office:value="631">
            <text:p>631</text:p>
          </table:table-cell>
          <table:table-cell table:formula="of:=SUM([.L29];[.H29])" ns41:value-type="float" table:style-name="TL Data" office:value-type="float" office:value="1270">
            <text:p>1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5" office:value-type="float">
            <text:p>126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1375" office:value-type="float">
            <text:p>1375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E30:.G30])" ns41:value-type="float" table:style-name="TL Data" office:value-type="float" office:value="2135">
            <text:p>2135</text:p>
          </table:table-cell>
          <table:table-cell ns41:value-type="float" table:style-name="TL Data" office:value="1355" office:value-type="float">
            <text:p>135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I30:.K30])" ns41:value-type="float" table:style-name="TL Data" office:value-type="float" office:value="2201">
            <text:p>2201</text:p>
          </table:table-cell>
          <table:table-cell table:formula="of:=SUM([.L30];[.H30])" ns41:value-type="float" table:style-name="TL Data" office:value-type="float" office:value="4336">
            <text:p>433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206" office:value-type="float">
            <text:p>420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ensbroek</text:p>
          </table:table-cell>
          <table:table-cell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31:.G31])" ns41:value-type="float" table:style-name="TL Data" office:value-type="float" office:value="588">
            <text:p>58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31:.K31])" ns41:value-type="float" table:style-name="TL Data" office:value-type="float" office:value="609">
            <text:p>609</text:p>
          </table:table-cell>
          <table:table-cell table:formula="of:=SUM([.L31];[.H31])" ns41:value-type="float" table:style-name="TL Data" office:value-type="float" office:value="1197">
            <text:p>1197</text:p>
          </table:table-cell>
          <table:table-cell table:style-name="TL Data"/>
          <table:table-cell ns41:value-type="float" table:style-name="TL Data" office:value="1197" office:value-type="float">
            <text:p>119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uthem </text:p>
          </table:table-cell>
          <table:table-cell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32:.G32])" ns41:value-type="float" table:style-name="TL Data" office:value-type="float" office:value="372">
            <text:p>37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32:.K32])" ns41:value-type="float" table:style-name="TL Data" office:value-type="float" office:value="352">
            <text:p>352</text:p>
          </table:table-cell>
          <table:table-cell table:formula="of:=SUM([.L32];[.H32])" ns41:value-type="float" table:style-name="TL Data" office:value-type="float" office:value="724">
            <text:p>7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0" office:value-type="float">
            <text:p>72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lsberg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33:.G33])" ns41:value-type="float" table:style-name="TL Data" office:value-type="float" office:value="549">
            <text:p>549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33:.K33])" ns41:value-type="float" table:style-name="TL Data" office:value-type="float" office:value="510">
            <text:p>510</text:p>
          </table:table-cell>
          <table:table-cell table:formula="of:=SUM([.L33];[.H33])" ns41:value-type="float" table:style-name="TL Data" office:value-type="float" office:value="1059">
            <text:p>1059</text:p>
          </table:table-cell>
          <table:table-cell table:style-name="TL Data"/>
          <table:table-cell ns41:value-type="float" table:style-name="TL Data" office:value="1059" office:value-type="float">
            <text:p>105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Jabeek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table:formula="of:=SUM([.E34:.G34])" ns41:value-type="float" table:style-name="TL Data" office:value-type="float" office:value="225">
            <text:p>22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34:.K34])" ns41:value-type="float" table:style-name="TL Data" office:value-type="float" office:value="210">
            <text:p>210</text:p>
          </table:table-cell>
          <table:table-cell table:formula="of:=SUM([.L34];[.H34])" ns41:value-type="float" table:style-name="TL Data" office:value-type="float" office:value="435">
            <text:p>435</text:p>
          </table:table-cell>
          <table:table-cell table:style-name="TL Data"/>
          <table:table-cell ns41:value-type="float" table:style-name="TL Data" office:value="435" office:value-type="float">
            <text:p>4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tteren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35:.G35])" ns41:value-type="float" table:style-name="TL Data" office:value-type="float" office:value="213">
            <text:p>21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35:.K35])" ns41:value-type="float" table:style-name="TL Data" office:value-type="float" office:value="173">
            <text:p>173</text:p>
          </table:table-cell>
          <table:table-cell table:formula="of:=SUM([.L35];[.H35])" ns41:value-type="float" table:style-name="TL Data" office:value-type="float" office:value="386">
            <text:p>3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E36:.G36])" ns41:value-type="float" table:style-name="TL Data" office:value-type="float" office:value="1964">
            <text:p>1964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42" office:value-type="float">
            <text:p>142</text:p>
          </table:table-cell>
          <table:table-cell table:formula="of:=SUM([.I36:.K36])" ns41:value-type="float" table:style-name="TL Data" office:value-type="float" office:value="1866">
            <text:p>1866</text:p>
          </table:table-cell>
          <table:table-cell table:formula="of:=SUM([.L36];[.H36])" ns41:value-type="float" table:style-name="TL Data" office:value-type="float" office:value="3830">
            <text:p>38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25" office:value-type="float">
            <text:p>382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limmen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37:.G37])" ns41:value-type="float" table:style-name="TL Data" office:value-type="float" office:value="506">
            <text:p>50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37:.K37])" ns41:value-type="float" table:style-name="TL Data" office:value-type="float" office:value="554">
            <text:p>554</text:p>
          </table:table-cell>
          <table:table-cell table:formula="of:=SUM([.L37];[.H37])" ns41:value-type="float" table:style-name="TL Data" office:value-type="float" office:value="1060">
            <text:p>1060</text:p>
          </table:table-cell>
          <table:table-cell table:style-name="TL Data"/>
          <table:table-cell ns41:value-type="float" table:style-name="TL Data" office:value="1060" office:value-type="float">
            <text:p>106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imbrecht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38:.G38])" ns41:value-type="float" table:style-name="TL Data" office:value-type="float" office:value="708">
            <text:p>70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38:.K38])" ns41:value-type="float" table:style-name="TL Data" office:value-type="float" office:value="687">
            <text:p>687</text:p>
          </table:table-cell>
          <table:table-cell table:formula="of:=SUM([.L38];[.H38])" ns41:value-type="float" table:style-name="TL Data" office:value-type="float" office:value="1395">
            <text:p>1395</text:p>
          </table:table-cell>
          <table:table-cell table:style-name="TL Data"/>
          <table:table-cell ns41:value-type="float" table:style-name="TL Data" office:value="1395" office:value-type="float">
            <text:p>139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rgraten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39:.G39])" ns41:value-type="float" table:style-name="TL Data" office:value-type="float" office:value="539">
            <text:p>539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39:.K39])" ns41:value-type="float" table:style-name="TL Data" office:value-type="float" office:value="521">
            <text:p>521</text:p>
          </table:table-cell>
          <table:table-cell table:formula="of:=SUM([.L39];[.H39])" ns41:value-type="float" table:style-name="TL Data" office:value-type="float" office:value="1060">
            <text:p>1060</text:p>
          </table:table-cell>
          <table:table-cell table:style-name="TL Data"/>
          <table:table-cell ns41:value-type="float" table:style-name="TL Data" office:value="1060" office:value-type="float">
            <text:p>106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40:.G40])" ns41:value-type="float" table:style-name="TL Data" office:value-type="float" office:value="1001">
            <text:p>1001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67" office:value-type="float">
            <text:p>67</text:p>
          </table:table-cell>
          <table:table-cell table:formula="of:=SUM([.I40:.K40])" ns41:value-type="float" table:style-name="TL Data" office:value-type="float" office:value="890">
            <text:p>890</text:p>
          </table:table-cell>
          <table:table-cell table:formula="of:=SUM([.L40];[.H40])" ns41:value-type="float" table:style-name="TL Data" office:value-type="float" office:value="1891">
            <text:p>189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802" office:value-type="float">
            <text:p>1802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erkelbeek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41:.G41])" ns41:value-type="float" table:style-name="TL Data" office:value-type="float" office:value="343">
            <text:p>34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41:.K41])" ns41:value-type="float" table:style-name="TL Data" office:value-type="float" office:value="337">
            <text:p>337</text:p>
          </table:table-cell>
          <table:table-cell table:formula="of:=SUM([.L41];[.H41])" ns41:value-type="float" table:style-name="TL Data" office:value-type="float" office:value="680">
            <text:p>680</text:p>
          </table:table-cell>
          <table:table-cell table:style-name="TL Data"/>
          <table:table-cell ns41:value-type="float" table:style-name="TL Data" office:value="680" office:value-type="float">
            <text:p>68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esch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table:formula="of:=SUM([.E42:.G42])" ns41:value-type="float" table:style-name="TL Data" office:value-type="float" office:value="123">
            <text:p>12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42:.K42])" ns41:value-type="float" table:style-name="TL Data" office:value-type="float" office:value="106">
            <text:p>106</text:p>
          </table:table-cell>
          <table:table-cell table:formula="of:=SUM([.L42];[.H42])" ns41:value-type="float" table:style-name="TL Data" office:value-type="float" office:value="229">
            <text:p>2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7" office:value-type="float">
            <text:p>22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heer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43:.G43])" ns41:value-type="float" table:style-name="TL Data" office:value-type="float" office:value="433">
            <text:p>43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43:.K43])" ns41:value-type="float" table:style-name="TL Data" office:value-type="float" office:value="434">
            <text:p>434</text:p>
          </table:table-cell>
          <table:table-cell table:formula="of:=SUM([.L43];[.H43])" ns41:value-type="float" table:style-name="TL Data" office:value-type="float" office:value="867">
            <text:p>867</text:p>
          </table:table-cell>
          <table:table-cell table:style-name="TL Data"/>
          <table:table-cell ns41:value-type="float" table:style-name="TL Data" office:value="867" office:value-type="float">
            <text:p>86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unstergeleen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4:.G44])" ns41:value-type="float" table:style-name="TL Data" office:value-type="float" office:value="337">
            <text:p>33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44:.K44])" ns41:value-type="float" table:style-name="TL Data" office:value-type="float" office:value="306">
            <text:p>306</text:p>
          </table:table-cell>
          <table:table-cell table:formula="of:=SUM([.L44];[.H44])" ns41:value-type="float" table:style-name="TL Data" office:value-type="float" office:value="643">
            <text:p>6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41" office:value-type="float">
            <text:p>64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euwenhagen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45:.G45])" ns41:value-type="float" table:style-name="TL Data" office:value-type="float" office:value="567">
            <text:p>567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45:.K45])" ns41:value-type="float" table:style-name="TL Data" office:value-type="float" office:value="535">
            <text:p>535</text:p>
          </table:table-cell>
          <table:table-cell table:formula="of:=SUM([.L45];[.H45])" ns41:value-type="float" table:style-name="TL Data" office:value-type="float" office:value="1102">
            <text:p>110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84" office:value-type="float">
            <text:p>108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oorbeek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46:.G46])" ns41:value-type="float" table:style-name="TL Data" office:value-type="float" office:value="407">
            <text:p>40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46:.K46])" ns41:value-type="float" table:style-name="TL Data" office:value-type="float" office:value="421">
            <text:p>421</text:p>
          </table:table-cell>
          <table:table-cell table:formula="of:=SUM([.L46];[.H46])" ns41:value-type="float" table:style-name="TL Data" office:value-type="float" office:value="828">
            <text:p>8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6" office:value-type="float">
            <text:p>82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uth en Vaesrade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47:.G47])" ns41:value-type="float" table:style-name="TL Data" office:value-type="float" office:value="599">
            <text:p>59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47:.K47])" ns41:value-type="float" table:style-name="TL Data" office:value-type="float" office:value="602">
            <text:p>602</text:p>
          </table:table-cell>
          <table:table-cell table:formula="of:=SUM([.L47];[.H47])" ns41:value-type="float" table:style-name="TL Data" office:value-type="float" office:value="1201">
            <text:p>1201</text:p>
          </table:table-cell>
          <table:table-cell table:style-name="TL Data"/>
          <table:table-cell ns41:value-type="float" table:style-name="TL Data" office:value="1201" office:value-type="float">
            <text:p>120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bbicht en Papenhoven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48:.G48])" ns41:value-type="float" table:style-name="TL Data" office:value-type="float" office:value="325">
            <text:p>32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48:.K48])" ns41:value-type="float" table:style-name="TL Data" office:value-type="float" office:value="307">
            <text:p>307</text:p>
          </table:table-cell>
          <table:table-cell table:formula="of:=SUM([.L48];[.H48])" ns41:value-type="float" table:style-name="TL Data" office:value-type="float" office:value="632">
            <text:p>63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irsbeek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49:.G49])" ns41:value-type="float" table:style-name="TL Data" office:value-type="float" office:value="540">
            <text:p>54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49:.K49])" ns41:value-type="float" table:style-name="TL Data" office:value-type="float" office:value="510">
            <text:p>510</text:p>
          </table:table-cell>
          <table:table-cell table:formula="of:=SUM([.L49];[.H49])" ns41:value-type="float" table:style-name="TL Data" office:value-type="float" office:value="1050">
            <text:p>1050</text:p>
          </table:table-cell>
          <table:table-cell table:style-name="TL Data"/>
          <table:table-cell ns41:value-type="float" table:style-name="TL Data" office:value="1050" office:value-type="float">
            <text:p>105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 Valkenburg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50:.G50])" ns41:value-type="float" table:style-name="TL Data" office:value-type="float" office:value="282">
            <text:p>28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50:.K50])" ns41:value-type="float" table:style-name="TL Data" office:value-type="float" office:value="294">
            <text:p>294</text:p>
          </table:table-cell>
          <table:table-cell table:formula="of:=SUM([.L50];[.H50])" ns41:value-type="float" table:style-name="TL Data" office:value-type="float" office:value="576">
            <text:p>576</text:p>
          </table:table-cell>
          <table:table-cell table:style-name="TL Data"/>
          <table:table-cell ns41:value-type="float" table:style-name="TL Data" office:value="576" office:value-type="float">
            <text:p>57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 Vroenhoven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51:.G51])" ns41:value-type="float" table:style-name="TL Data" office:value-type="float" office:value="753">
            <text:p>75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51:.K51])" ns41:value-type="float" table:style-name="TL Data" office:value-type="float" office:value="708">
            <text:p>708</text:p>
          </table:table-cell>
          <table:table-cell table:formula="of:=SUM([.L51];[.H51])" ns41:value-type="float" table:style-name="TL Data" office:value-type="float" office:value="1461">
            <text:p>1461</text:p>
          </table:table-cell>
          <table:table-cell table:style-name="TL Data"/>
          <table:table-cell ns41:value-type="float" table:style-name="TL Data" office:value="1461" office:value-type="float">
            <text:p>146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imburg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formula="of:=SUM([.E52:.G52])" ns41:value-type="float" table:style-name="TL Data" office:value-type="float" office:value="152">
            <text:p>15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52:.K52])" ns41:value-type="float" table:style-name="TL Data" office:value-type="float" office:value="127">
            <text:p>127</text:p>
          </table:table-cell>
          <table:table-cell table:formula="of:=SUM([.L52];[.H52])" ns41:value-type="float" table:style-name="TL Data" office:value-type="float" office:value="279">
            <text:p>279</text:p>
          </table:table-cell>
          <table:table-cell table:style-name="TL Data"/>
          <table:table-cell ns41:value-type="float" table:style-name="TL Data" office:value="279" office:value-type="float">
            <text:p>27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ijckholt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table:formula="of:=SUM([.E53:.G53])" ns41:value-type="float" table:style-name="TL Data" office:value-type="float" office:value="92">
            <text:p>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formula="of:=SUM([.I53:.K53])" ns41:value-type="float" table:style-name="TL Data" office:value-type="float" office:value="87">
            <text:p>87</text:p>
          </table:table-cell>
          <table:table-cell table:formula="of:=SUM([.L53];[.H53])" ns41:value-type="float" table:style-name="TL Data" office:value-type="float" office:value="179">
            <text:p>179</text:p>
          </table:table-cell>
          <table:table-cell table:style-name="TL Data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aesberg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54:.G54])" ns41:value-type="float" table:style-name="TL Data" office:value-type="float" office:value="581">
            <text:p>58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54:.K54])" ns41:value-type="float" table:style-name="TL Data" office:value-type="float" office:value="564">
            <text:p>564</text:p>
          </table:table-cell>
          <table:table-cell table:formula="of:=SUM([.L54];[.H54])" ns41:value-type="float" table:style-name="TL Data" office:value-type="float" office:value="1145">
            <text:p>1145</text:p>
          </table:table-cell>
          <table:table-cell table:style-name="TL Data"/>
          <table:table-cell ns41:value-type="float" table:style-name="TL Data" office:value="1145" office:value-type="float">
            <text:p>114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immert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55:.G55])" ns41:value-type="float" table:style-name="TL Data" office:value-type="float" office:value="679">
            <text:p>679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55:.K55])" ns41:value-type="float" table:style-name="TL Data" office:value-type="float" office:value="688">
            <text:p>688</text:p>
          </table:table-cell>
          <table:table-cell table:formula="of:=SUM([.L55];[.H55])" ns41:value-type="float" table:style-name="TL Data" office:value-type="float" office:value="1367">
            <text:p>13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innen </text:p>
          </table:table-cell>
          <table:table-cell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56:.G56])" ns41:value-type="float" table:style-name="TL Data" office:value-type="float" office:value="983">
            <text:p>983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8" office:value-type="float">
            <text:p>78</text:p>
          </table:table-cell>
          <table:table-cell table:formula="of:=SUM([.I56:.K56])" ns41:value-type="float" table:style-name="TL Data" office:value-type="float" office:value="981">
            <text:p>981</text:p>
          </table:table-cell>
          <table:table-cell table:formula="of:=SUM([.L56];[.H56])" ns41:value-type="float" table:style-name="TL Data" office:value-type="float" office:value="1964">
            <text:p>1964</text:p>
          </table:table-cell>
          <table:table-cell table:style-name="TL Data"/>
          <table:table-cell ns41:value-type="float" table:style-name="TL Data" office:value="1961" office:value-type="float">
            <text:p>196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in op Geulle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" office:value-type="float">
            <text:p>6</text:p>
          </table:table-cell>
          <table:table-cell table:formula="of:=SUM([.E57:.G57])" ns41:value-type="float" table:style-name="TL Data" office:value-type="float" office:value="193">
            <text:p>19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57:.K57])" ns41:value-type="float" table:style-name="TL Data" office:value-type="float" office:value="161">
            <text:p>161</text:p>
          </table:table-cell>
          <table:table-cell table:formula="of:=SUM([.L57];[.H57])" ns41:value-type="float" table:style-name="TL Data" office:value-type="float" office:value="354">
            <text:p>354</text:p>
          </table:table-cell>
          <table:table-cell table:style-name="TL Data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inveld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58:.G58])" ns41:value-type="float" table:style-name="TL Data" office:value-type="float" office:value="429">
            <text:p>42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58:.K58])" ns41:value-type="float" table:style-name="TL Data" office:value-type="float" office:value="416">
            <text:p>416</text:p>
          </table:table-cell>
          <table:table-cell table:formula="of:=SUM([.L58];[.H58])" ns41:value-type="float" table:style-name="TL Data" office:value-type="float" office:value="845">
            <text:p>845</text:p>
          </table:table-cell>
          <table:table-cell table:style-name="TL Data"/>
          <table:table-cell ns41:value-type="float" table:style-name="TL Data" office:value="845" office:value-type="float">
            <text:p>84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mpelveld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59:.G59])" ns41:value-type="float" table:style-name="TL Data" office:value-type="float" office:value="543">
            <text:p>54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59:.K59])" ns41:value-type="float" table:style-name="TL Data" office:value-type="float" office:value="555">
            <text:p>555</text:p>
          </table:table-cell>
          <table:table-cell table:formula="of:=SUM([.L59];[.H59])" ns41:value-type="float" table:style-name="TL Data" office:value-type="float" office:value="1098">
            <text:p>1098</text:p>
          </table:table-cell>
          <table:table-cell table:style-name="TL Data"/>
          <table:table-cell ns41:value-type="float" table:style-name="TL Data" office:value="1098" office:value-type="float">
            <text:p>109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4" office:value-type="float">
            <text:p>74</text:p>
          </table:table-cell>
          <table:table-cell ns41:value-type="float" table:style-name="ce54" office:value="75" office:value-type="float">
            <text:p>75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Geertruid 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60:.G60])" ns41:value-type="float" table:style-name="TL Data" office:value-type="float" office:value="455">
            <text:p>45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0" office:value-type="float">
            <text:p>40</text:p>
          </table:table-cell>
          <table:table-cell table:formula="of:=SUM([.I60:.K60])" ns41:value-type="float" table:style-name="TL Data" office:value-type="float" office:value="468">
            <text:p>468</text:p>
          </table:table-cell>
          <table:table-cell table:formula="of:=SUM([.L60];[.H60])" ns41:value-type="float" table:style-name="TL Data" office:value-type="float" office:value="923">
            <text:p>923</text:p>
          </table:table-cell>
          <table:table-cell table:style-name="TL Data"/>
          <table:table-cell ns41:value-type="float" table:style-name="TL Data" office:value="923" office:value-type="float">
            <text:p>92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Pieter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61:.G61])" ns41:value-type="float" table:style-name="TL Data" office:value-type="float" office:value="373">
            <text:p>37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61:.K61])" ns41:value-type="float" table:style-name="TL Data" office:value-type="float" office:value="327">
            <text:p>327</text:p>
          </table:table-cell>
          <table:table-cell table:formula="of:=SUM([.L61];[.H61])" ns41:value-type="float" table:style-name="TL Data" office:value-type="float" office:value="700">
            <text:p>70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lenaken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2:.G62])" ns41:value-type="float" table:style-name="TL Data" office:value-type="float" office:value="302">
            <text:p>30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62:.K62])" ns41:value-type="float" table:style-name="TL Data" office:value-type="float" office:value="301">
            <text:p>301</text:p>
          </table:table-cell>
          <table:table-cell table:formula="of:=SUM([.L62];[.H62])" ns41:value-type="float" table:style-name="TL Data" office:value-type="float" office:value="603">
            <text:p>603</text:p>
          </table:table-cell>
          <table:table-cell table:style-name="TL Data"/>
          <table:table-cell ns41:value-type="float" table:style-name="TL Data" office:value="603" office:value-type="float">
            <text:p>60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paubeek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63:.G63])" ns41:value-type="float" table:style-name="TL Data" office:value-type="float" office:value="364">
            <text:p>36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63:.K63])" ns41:value-type="float" table:style-name="TL Data" office:value-type="float" office:value="335">
            <text:p>335</text:p>
          </table:table-cell>
          <table:table-cell table:formula="of:=SUM([.L63];[.H63])" ns41:value-type="float" table:style-name="TL Data" office:value-type="float" office:value="699">
            <text:p>699</text:p>
          </table:table-cell>
          <table:table-cell table:style-name="TL Data"/>
          <table:table-cell ns41:value-type="float" table:style-name="TL Data" office:value="699" office:value-type="float">
            <text:p>69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eijn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64:.G64])" ns41:value-type="float" table:style-name="TL Data" office:value-type="float" office:value="727">
            <text:p>72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64:.K64])" ns41:value-type="float" table:style-name="TL Data" office:value-type="float" office:value="733">
            <text:p>733</text:p>
          </table:table-cell>
          <table:table-cell table:formula="of:=SUM([.L64];[.H64])" ns41:value-type="float" table:style-name="TL Data" office:value-type="float" office:value="1460">
            <text:p>14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48" office:value-type="float">
            <text:p>144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rucht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table:formula="of:=SUM([.E65:.G65])" ns41:value-type="float" table:style-name="TL Data" office:value-type="float" office:value="136">
            <text:p>1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65:.K65])" ns41:value-type="float" table:style-name="TL Data" office:value-type="float" office:value="158">
            <text:p>158</text:p>
          </table:table-cell>
          <table:table-cell table:formula="of:=SUM([.L65];[.H65])" ns41:value-type="float" table:style-name="TL Data" office:value-type="float" office:value="294">
            <text:p>294</text:p>
          </table:table-cell>
          <table:table-cell table:style-name="TL Data"/>
          <table:table-cell ns41:value-type="float" table:style-name="TL Data" office:value="294" office:value-type="float">
            <text:p>29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Ubach over Worms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66:.G66])" ns41:value-type="float" table:style-name="TL Data" office:value-type="float" office:value="692">
            <text:p>69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66:.K66])" ns41:value-type="float" table:style-name="TL Data" office:value-type="float" office:value="661">
            <text:p>661</text:p>
          </table:table-cell>
          <table:table-cell table:formula="of:=SUM([.L66];[.H66])" ns41:value-type="float" table:style-name="TL Data" office:value-type="float" office:value="1353">
            <text:p>13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51" office:value-type="float">
            <text:p>135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Ulestraten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67:.G67])" ns41:value-type="float" table:style-name="TL Data" office:value-type="float" office:value="404">
            <text:p>40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67:.K67])" ns41:value-type="float" table:style-name="TL Data" office:value-type="float" office:value="392">
            <text:p>392</text:p>
          </table:table-cell>
          <table:table-cell table:formula="of:=SUM([.L67];[.H67])" ns41:value-type="float" table:style-name="TL Data" office:value-type="float" office:value="796">
            <text:p>796</text:p>
          </table:table-cell>
          <table:table-cell table:style-name="TL Data"/>
          <table:table-cell ns41:value-type="float" table:style-name="TL Data" office:value="796" office:value-type="float">
            <text:p>79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Urmond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68:.G68])" ns41:value-type="float" table:style-name="TL Data" office:value-type="float" office:value="536">
            <text:p>53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68:.K68])" ns41:value-type="float" table:style-name="TL Data" office:value-type="float" office:value="544">
            <text:p>544</text:p>
          </table:table-cell>
          <table:table-cell table:formula="of:=SUM([.L68];[.H68])" ns41:value-type="float" table:style-name="TL Data" office:value-type="float" office:value="1080">
            <text:p>108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aals</text:p>
          </table:table-cell>
          <table:table-cell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69:.G69])" ns41:value-type="float" table:style-name="TL Data" office:value-type="float" office:value="1465">
            <text:p>1465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13" office:value-type="float">
            <text:p>113</text:p>
          </table:table-cell>
          <table:table-cell table:formula="of:=SUM([.I69:.K69])" ns41:value-type="float" table:style-name="TL Data" office:value-type="float" office:value="1469">
            <text:p>1469</text:p>
          </table:table-cell>
          <table:table-cell table:formula="of:=SUM([.L69];[.H69])" ns41:value-type="float" table:style-name="TL Data" office:value-type="float" office:value="2934">
            <text:p>29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693" office:value-type="float">
            <text:p>269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alkenburg</text:p>
          </table:table-cell>
          <table:table-cell table:style-name="ce18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70:.G70])" ns41:value-type="float" table:style-name="TL Data" office:value-type="float" office:value="357">
            <text:p>35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70:.K70])" ns41:value-type="float" table:style-name="TL Data" office:value-type="float" office:value="353">
            <text:p>353</text:p>
          </table:table-cell>
          <table:table-cell table:formula="of:=SUM([.L70];[.H70])" ns41:value-type="float" table:style-name="TL Data" office:value-type="float" office:value="710">
            <text:p>7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oerendaal</text:p>
          </table:table-cell>
          <table:table-cell table:style-name="ce18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71:.G71])" ns41:value-type="float" table:style-name="TL Data" office:value-type="float" office:value="877">
            <text:p>877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71:.K71])" ns41:value-type="float" table:style-name="TL Data" office:value-type="float" office:value="808">
            <text:p>808</text:p>
          </table:table-cell>
          <table:table-cell table:formula="of:=SUM([.L71];[.H71])" ns41:value-type="float" table:style-name="TL Data" office:value-type="float" office:value="1685">
            <text:p>16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79" office:value-type="float">
            <text:p>167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ttem</text:p>
          </table:table-cell>
          <table:table-cell table:style-name="ce18"/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69" office:value-type="float">
            <text:p>69</text:p>
          </table:table-cell>
          <table:table-cell table:formula="of:=SUM([.E72:.G72])" ns41:value-type="float" table:style-name="TL Data" office:value-type="float" office:value="1620">
            <text:p>162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41" office:value-type="float">
            <text:p>141</text:p>
          </table:table-cell>
          <table:table-cell table:formula="of:=SUM([.I72:.K72])" ns41:value-type="float" table:style-name="TL Data" office:value-type="float" office:value="1593">
            <text:p>1593</text:p>
          </table:table-cell>
          <table:table-cell table:formula="of:=SUM([.L72];[.H72])" ns41:value-type="float" table:style-name="TL Data" office:value-type="float" office:value="3213">
            <text:p>3213</text:p>
          </table:table-cell>
          <table:table-cell table:style-name="TL Data"/>
          <table:table-cell ns41:value-type="float" table:style-name="TL Data" office:value="3213" office:value-type="float">
            <text:p>321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jlre</text:p>
          </table:table-cell>
          <table:table-cell table:style-name="ce1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73:.G73])" ns41:value-type="float" table:style-name="TL Data" office:value-type="float" office:value="820">
            <text:p>82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73:.K73])" ns41:value-type="float" table:style-name="TL Data" office:value-type="float" office:value="802">
            <text:p>802</text:p>
          </table:table-cell>
          <table:table-cell table:formula="of:=SUM([.L73];[.H73])" ns41:value-type="float" table:style-name="TL Data" office:value-type="float" office:value="1622">
            <text:p>1622</text:p>
          </table:table-cell>
          <table:table-cell table:style-name="TL Data"/>
          <table:table-cell ns41:value-type="float" table:style-name="TL Data" office:value="1622" office:value-type="float">
            <text:p>162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jnandsrade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74:.G74])" ns41:value-type="float" table:style-name="TL Data" office:value-type="float" office:value="259">
            <text:p>25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74:.K74])" ns41:value-type="float" table:style-name="TL Data" office:value-type="float" office:value="212">
            <text:p>212</text:p>
          </table:table-cell>
          <table:table-cell table:formula="of:=SUM([.L74];[.H74])" ns41:value-type="float" table:style-name="TL Data" office:value-type="float" office:value="471">
            <text:p>471</text:p>
          </table:table-cell>
          <table:table-cell table:style-name="TL Data"/>
          <table:table-cell ns41:value-type="float" table:style-name="TL Data" office:value="471" office:value-type="float">
            <text:p>47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74])" ns41:value-type="float" table:style-name="TL Data" office:value-type="float" office:value="14883">
            <text:p>14883</text:p>
          </table:table-cell>
          <table:table-cell table:formula="of:=SUM([.D8:.D74])" ns41:value-type="float" table:style-name="TL Data" office:value-type="float" office:value="15014">
            <text:p>15014</text:p>
          </table:table-cell>
          <table:table-cell table:formula="of:=SUM([.E8:.E74])" ns41:value-type="float" table:style-name="TL Data" office:value-type="float" office:value="24553">
            <text:p>24553</text:p>
          </table:table-cell>
          <table:table-cell table:formula="of:=SUM([.F8:.F74])" ns41:value-type="float" table:style-name="TL Data" office:value-type="float" office:value="11886">
            <text:p>11886</text:p>
          </table:table-cell>
          <table:table-cell table:formula="of:=SUM([.G8:.G74])" ns41:value-type="float" table:style-name="TL Data" office:value-type="float" office:value="1773">
            <text:p>1773</text:p>
          </table:table-cell>
          <table:table-cell table:formula="of:=SUM([.H8:.H74])" ns41:value-type="float" table:style-name="TL Data" office:value-type="float" office:value="38212">
            <text:p>38212</text:p>
          </table:table-cell>
          <table:table-cell table:formula="of:=SUM([.I8:.I74])" ns41:value-type="float" table:style-name="TL Data" office:value-type="float" office:value="22471">
            <text:p>22471</text:p>
          </table:table-cell>
          <table:table-cell table:formula="of:=SUM([.J8:.J74])" ns41:value-type="float" table:style-name="TL Data" office:value-type="float" office:value="11887">
            <text:p>11887</text:p>
          </table:table-cell>
          <table:table-cell table:formula="of:=SUM([.K8:.K74])" ns41:value-type="float" table:style-name="TL Data" office:value-type="float" office:value="2888">
            <text:p>2888</text:p>
          </table:table-cell>
          <table:table-cell table:formula="of:=SUM([.L8:.L74])" ns41:value-type="float" table:style-name="TL Data" office:value-type="float" office:value="37246">
            <text:p>37246</text:p>
          </table:table-cell>
          <table:table-cell table:formula="of:=SUM([.M8:.M74])" ns41:value-type="float" table:style-name="TL Data" office:value-type="float" office:value="75458">
            <text:p>75458</text:p>
          </table:table-cell>
          <table:table-cell table:formula="of:=SUM([.N8:.N74])" ns41:value-type="float" table:style-name="TL Data" office:value-type="float" office:value="705">
            <text:p>705</text:p>
          </table:table-cell>
          <table:table-cell table:formula="of:=SUM([.O8:.O74])" ns41:value-type="float" table:style-name="TL Data" office:value-type="float" office:value="74393">
            <text:p>74393</text:p>
          </table:table-cell>
          <table:table-cell table:formula="of:=SUM([.P8:.P74])" ns41:value-type="float" table:style-name="TL Data" office:value-type="float" office:value="350">
            <text:p>350</text:p>
          </table:table-cell>
          <table:table-cell table:formula="of:=SUM([.Q8:.Q74])" ns41:value-type="float" table:style-name="TL Data" office:value-type="float" office:value="1">
            <text:p>1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6" office:value-type="float">
            <text:p>76</text:p>
          </table:table-cell>
          <table:table-cell ns41:value-type="float" table:style-name="ce55" office:value="77" office:value-type="float">
            <text:p>77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6"/>
        <table:table-column table:style-name="co2" table:default-cell-style-name="ce6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41"/>
          <table:covered-table-cell table:style-name="ce4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TL ColHeader" table:number-columns-repeated="4"/>
          <table:covered-table-cell table:style-name="ce35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2"/>
          <table:covered-table-cell table:style-name="ce4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5"/>
          <table:table-cell table:style-name="ce6"/>
          <table:table-cell table:style-name="ce19" table:number-columns-repeated="3"/>
          <table:table-cell table:style-name="ce6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rcen en Velden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8:.G8])" ns41:value-type="float" table:style-name="TL Data" office:value-type="float" office:value="775">
            <text:p>775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8:.K8])" ns41:value-type="float" table:style-name="TL Data" office:value-type="float" office:value="824">
            <text:p>824</text:p>
          </table:table-cell>
          <table:table-cell table:formula="of:=SUM([.L8];[.H8])" ns41:value-type="float" table:style-name="TL Data" office:value-type="float" office:value="1599">
            <text:p>159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8" office:value-type="float">
            <text:p>1598</text:p>
          </table:table-cell>
          <table:table-cell table:style-name="TL Data" table:number-columns-repeated="2"/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6" office:value-type="float">
            <text:p>76</text:p>
          </table:table-cell>
          <table:table-cell ns41:value-type="float" table:style-name="ce53" office:value="77" office:value-type="float">
            <text:p>77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aexem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9:.G9])" ns41:value-type="float" table:style-name="TL Data" office:value-type="float" office:value="272">
            <text:p>27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9:.K9])" ns41:value-type="float" table:style-name="TL Data" office:value-type="float" office:value="264">
            <text:p>264</text:p>
          </table:table-cell>
          <table:table-cell table:formula="of:=SUM([.L9];[.H9])" ns41:value-type="float" table:style-name="TL Data" office:value-type="float" office:value="536">
            <text:p>5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35" office:value-type="float">
            <text:p>5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egden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0:.G10])" ns41:value-type="float" table:style-name="TL Data" office:value-type="float" office:value="282">
            <text:p>28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0:.K10])" ns41:value-type="float" table:style-name="TL Data" office:value-type="float" office:value="293">
            <text:p>293</text:p>
          </table:table-cell>
          <table:table-cell table:formula="of:=SUM([.L10];[.H10])" ns41:value-type="float" table:style-name="TL Data" office:value-type="float" office:value="575">
            <text:p>575</text:p>
          </table:table-cell>
          <table:table-cell table:style-name="TL Data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lfeld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" office:value-type="float">
            <text:p>7</text:p>
          </table:table-cell>
          <table:table-cell table:formula="of:=SUM([.E11:.G11])" ns41:value-type="float" table:style-name="TL Data" office:value-type="float" office:value="199">
            <text:p>19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11:.K11])" ns41:value-type="float" table:style-name="TL Data" office:value-type="float" office:value="198">
            <text:p>198</text:p>
          </table:table-cell>
          <table:table-cell table:formula="of:=SUM([.L11];[.H11])" ns41:value-type="float" table:style-name="TL Data" office:value-type="float" office:value="397">
            <text:p>3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rgen </text:p>
          </table:table-cell>
          <table:table-cell/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62" office:value-type="float">
            <text:p>62</text:p>
          </table:table-cell>
          <table:table-cell table:formula="of:=SUM([.E12:.G12])" ns41:value-type="float" table:style-name="TL Data" office:value-type="float" office:value="1829">
            <text:p>1829</text:p>
          </table:table-cell>
          <table:table-cell ns41:value-type="float" table:style-name="TL Data" office:value="1141" office:value-type="float">
            <text:p>114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I12:.K12])" ns41:value-type="float" table:style-name="TL Data" office:value-type="float" office:value="1834">
            <text:p>1834</text:p>
          </table:table-cell>
          <table:table-cell table:formula="of:=SUM([.L12];[.H12])" ns41:value-type="float" table:style-name="TL Data" office:value-type="float" office:value="3663">
            <text:p>36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50" office:value-type="float">
            <text:p>36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sel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3:.G13])" ns41:value-type="float" table:style-name="TL Data" office:value-type="float" office:value="663">
            <text:p>66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13:.K13])" ns41:value-type="float" table:style-name="TL Data" office:value-type="float" office:value="632">
            <text:p>632</text:p>
          </table:table-cell>
          <table:table-cell table:formula="of:=SUM([.L13];[.H13])" ns41:value-type="float" table:style-name="TL Data" office:value-type="float" office:value="1295">
            <text:p>12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8" office:value-type="float">
            <text:p>128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oekhuiz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4:.G14])" ns41:value-type="float" table:style-name="TL Data" office:value-type="float" office:value="419">
            <text:p>419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14:.K14])" ns41:value-type="float" table:style-name="TL Data" office:value-type="float" office:value="448">
            <text:p>448</text:p>
          </table:table-cell>
          <table:table-cell table:formula="of:=SUM([.L14];[.H14])" ns41:value-type="float" table:style-name="TL Data" office:value-type="float" office:value="867">
            <text:p>86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6" office:value-type="float">
            <text:p>86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ggenum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5:.G15])" ns41:value-type="float" table:style-name="TL Data" office:value-type="float" office:value="324">
            <text:p>3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5:.K15])" ns41:value-type="float" table:style-name="TL Data" office:value-type="float" office:value="317">
            <text:p>317</text:p>
          </table:table-cell>
          <table:table-cell table:formula="of:=SUM([.L15];[.H15])" ns41:value-type="float" table:style-name="TL Data" office:value-type="float" office:value="641">
            <text:p>641</text:p>
          </table:table-cell>
          <table:table-cell table:style-name="TL Data"/>
          <table:table-cell ns41:value-type="float" table:style-name="TL Data" office:value="641" office:value-type="float">
            <text:p>641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cht</text:p>
          </table:table-cell>
          <table:table-cell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202" office:value-type="float">
            <text:p>1202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7" office:value-type="float">
            <text:p>97</text:p>
          </table:table-cell>
          <table:table-cell table:formula="of:=SUM([.E16:.G16])" ns41:value-type="float" table:style-name="TL Data" office:value-type="float" office:value="1851">
            <text:p>1851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12" office:value-type="float">
            <text:p>112</text:p>
          </table:table-cell>
          <table:table-cell table:formula="of:=SUM([.I16:.K16])" ns41:value-type="float" table:style-name="TL Data" office:value-type="float" office:value="1733">
            <text:p>1733</text:p>
          </table:table-cell>
          <table:table-cell table:formula="of:=SUM([.L16];[.H16])" ns41:value-type="float" table:style-name="TL Data" office:value-type="float" office:value="3584">
            <text:p>358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80" office:value-type="float">
            <text:p>358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nnep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7:.G17])" ns41:value-type="float" table:style-name="TL Data" office:value-type="float" office:value="550">
            <text:p>55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7:.K17])" ns41:value-type="float" table:style-name="TL Data" office:value-type="float" office:value="562">
            <text:p>562</text:p>
          </table:table-cell>
          <table:table-cell table:formula="of:=SUM([.L17];[.H17])" ns41:value-type="float" table:style-name="TL Data" office:value-type="float" office:value="1112">
            <text:p>11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athem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8:.G18])" ns41:value-type="float" table:style-name="TL Data" office:value-type="float" office:value="504">
            <text:p>50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18:.K18])" ns41:value-type="float" table:style-name="TL Data" office:value-type="float" office:value="496">
            <text:p>496</text:p>
          </table:table-cell>
          <table:table-cell table:formula="of:=SUM([.L18];[.H18])" ns41:value-type="float" table:style-name="TL Data" office:value-type="float" office:value="1000">
            <text:p>1000</text:p>
          </table:table-cell>
          <table:table-cell table:style-name="TL Data"/>
          <table:table-cell ns41:value-type="float" table:style-name="TL Data" office:value="1000" office:value-type="float">
            <text:p>100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ubbenvorst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19:.G19])" ns41:value-type="float" table:style-name="TL Data" office:value-type="float" office:value="614">
            <text:p>614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19:.K19])" ns41:value-type="float" table:style-name="TL Data" office:value-type="float" office:value="654">
            <text:p>654</text:p>
          </table:table-cell>
          <table:table-cell table:formula="of:=SUM([.L19];[.H19])" ns41:value-type="float" table:style-name="TL Data" office:value-type="float" office:value="1268">
            <text:p>12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63" office:value-type="float">
            <text:p>126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elen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" office:value-type="float">
            <text:p>6</text:p>
          </table:table-cell>
          <table:table-cell table:formula="of:=SUM([.E20:.G20])" ns41:value-type="float" table:style-name="TL Data" office:value-type="float" office:value="332">
            <text:p>33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20:.K20])" ns41:value-type="float" table:style-name="TL Data" office:value-type="float" office:value="316">
            <text:p>316</text:p>
          </table:table-cell>
          <table:table-cell table:formula="of:=SUM([.L20];[.H20])" ns41:value-type="float" table:style-name="TL Data" office:value-type="float" office:value="648">
            <text:p>648</text:p>
          </table:table-cell>
          <table:table-cell table:style-name="TL Data"/>
          <table:table-cell ns41:value-type="float" table:style-name="TL Data" office:value="648" office:value-type="float">
            <text:p>64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el, Pol en Panheel 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1:.G21])" ns41:value-type="float" table:style-name="TL Data" office:value-type="float" office:value="391">
            <text:p>39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21:.K21])" ns41:value-type="float" table:style-name="TL Data" office:value-type="float" office:value="394">
            <text:p>394</text:p>
          </table:table-cell>
          <table:table-cell table:formula="of:=SUM([.L21];[.H21])" ns41:value-type="float" table:style-name="TL Data" office:value-type="float" office:value="785">
            <text:p>785</text:p>
          </table:table-cell>
          <table:table-cell table:style-name="TL Data"/>
          <table:table-cell ns41:value-type="float" table:style-name="TL Data" office:value="785" office:value-type="float">
            <text:p>78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lden 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2:.G22])" ns41:value-type="float" table:style-name="TL Data" office:value-type="float" office:value="1418">
            <text:p>141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22:.K22])" ns41:value-type="float" table:style-name="TL Data" office:value-type="float" office:value="1325">
            <text:p>1325</text:p>
          </table:table-cell>
          <table:table-cell table:formula="of:=SUM([.L22];[.H22])" ns41:value-type="float" table:style-name="TL Data" office:value-type="float" office:value="2743">
            <text:p>274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rkenbosch en Melick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3:.G23])" ns41:value-type="float" table:style-name="TL Data" office:value-type="float" office:value="594">
            <text:p>59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I23:.K23])" ns41:value-type="float" table:style-name="TL Data" office:value-type="float" office:value="604">
            <text:p>604</text:p>
          </table:table-cell>
          <table:table-cell table:formula="of:=SUM([.L23];[.H23])" ns41:value-type="float" table:style-name="TL Data" office:value-type="float" office:value="1198">
            <text:p>1198</text:p>
          </table:table-cell>
          <table:table-cell table:style-name="TL Data"/>
          <table:table-cell ns41:value-type="float" table:style-name="TL Data" office:value="1198" office:value-type="float">
            <text:p>119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rlen, Mercum en Ool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7" office:value-type="float">
            <text:p>7</text:p>
          </table:table-cell>
          <table:table-cell table:formula="of:=SUM([.E24:.G24])" ns41:value-type="float" table:style-name="TL Data" office:value-type="float" office:value="361">
            <text:p>36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24:.K24])" ns41:value-type="float" table:style-name="TL Data" office:value-type="float" office:value="374">
            <text:p>374</text:p>
          </table:table-cell>
          <table:table-cell table:formula="of:=SUM([.L24];[.H24])" ns41:value-type="float" table:style-name="TL Data" office:value-type="float" office:value="735">
            <text:p>735</text:p>
          </table:table-cell>
          <table:table-cell table:style-name="TL Data"/>
          <table:table-cell ns41:value-type="float" table:style-name="TL Data" office:value="735" office:value-type="float">
            <text:p>73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ijthuizen</text:p>
          </table:table-cell>
          <table:table-cell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5:.G25])" ns41:value-type="float" table:style-name="TL Data" office:value-type="float" office:value="666">
            <text:p>666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25:.K25])" ns41:value-type="float" table:style-name="TL Data" office:value-type="float" office:value="671">
            <text:p>671</text:p>
          </table:table-cell>
          <table:table-cell table:formula="of:=SUM([.L25];[.H25])" ns41:value-type="float" table:style-name="TL Data" office:value-type="float" office:value="1337">
            <text:p>1337</text:p>
          </table:table-cell>
          <table:table-cell table:style-name="TL Data"/>
          <table:table-cell ns41:value-type="float" table:style-name="TL Data" office:value="1337" office:value-type="float">
            <text:p>133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rn 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6:.G26])" ns41:value-type="float" table:style-name="TL Data" office:value-type="float" office:value="385">
            <text:p>38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26:.K26])" ns41:value-type="float" table:style-name="TL Data" office:value-type="float" office:value="408">
            <text:p>408</text:p>
          </table:table-cell>
          <table:table-cell table:formula="of:=SUM([.L26];[.H26])" ns41:value-type="float" table:style-name="TL Data" office:value-type="float" office:value="793">
            <text:p>793</text:p>
          </table:table-cell>
          <table:table-cell table:style-name="TL Data"/>
          <table:table-cell ns41:value-type="float" table:style-name="TL Data" office:value="793" office:value-type="float">
            <text:p>79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7:.G27])" ns41:value-type="float" table:style-name="TL Data" office:value-type="float" office:value="1589">
            <text:p>1589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I27:.K27])" ns41:value-type="float" table:style-name="TL Data" office:value-type="float" office:value="1627">
            <text:p>1627</text:p>
          </table:table-cell>
          <table:table-cell table:formula="of:=SUM([.L27];[.H27])" ns41:value-type="float" table:style-name="TL Data" office:value-type="float" office:value="3216">
            <text:p>32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4" office:value-type="float">
            <text:p>321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nsel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28:.G28])" ns41:value-type="float" table:style-name="TL Data" office:value-type="float" office:value="534">
            <text:p>534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I28:.K28])" ns41:value-type="float" table:style-name="TL Data" office:value-type="float" office:value="543">
            <text:p>543</text:p>
          </table:table-cell>
          <table:table-cell table:formula="of:=SUM([.L28];[.H28])" ns41:value-type="float" table:style-name="TL Data" office:value-type="float" office:value="1077">
            <text:p>1077</text:p>
          </table:table-cell>
          <table:table-cell table:style-name="TL Data"/>
          <table:table-cell ns41:value-type="float" table:style-name="TL Data" office:value="1077" office:value-type="float">
            <text:p>107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ttervoort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table:formula="of:=SUM([.E29:.G29])" ns41:value-type="float" table:style-name="TL Data" office:value-type="float" office:value="160">
            <text:p>16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table:formula="of:=SUM([.I29:.K29])" ns41:value-type="float" table:style-name="TL Data" office:value-type="float" office:value="170">
            <text:p>170</text:p>
          </table:table-cell>
          <table:table-cell table:formula="of:=SUM([.L29];[.H29])" ns41:value-type="float" table:style-name="TL Data" office:value-type="float" office:value="330">
            <text:p>330</text:p>
          </table:table-cell>
          <table:table-cell table:style-name="TL Data"/>
          <table:table-cell ns41:value-type="float" table:style-name="TL Data" office:value="330" office:value-type="float">
            <text:p>33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30:.G30])" ns41:value-type="float" table:style-name="TL Data" office:value-type="float" office:value="629">
            <text:p>62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0:.K30])" ns41:value-type="float" table:style-name="TL Data" office:value-type="float" office:value="584">
            <text:p>584</text:p>
          </table:table-cell>
          <table:table-cell table:formula="of:=SUM([.L30];[.H30])" ns41:value-type="float" table:style-name="TL Data" office:value-type="float" office:value="1213">
            <text:p>12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90" office:value-type="float">
            <text:p>119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inne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1:.G31])" ns41:value-type="float" table:style-name="TL Data" office:value-type="float" office:value="393">
            <text:p>39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31:.K31])" ns41:value-type="float" table:style-name="TL Data" office:value-type="float" office:value="370">
            <text:p>370</text:p>
          </table:table-cell>
          <table:table-cell table:formula="of:=SUM([.L31];[.H31])" ns41:value-type="float" table:style-name="TL Data" office:value-type="float" office:value="763">
            <text:p>763</text:p>
          </table:table-cell>
          <table:table-cell table:style-name="TL Data"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sbracht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32:.G32])" ns41:value-type="float" table:style-name="TL Data" office:value-type="float" office:value="549">
            <text:p>54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2:.K32])" ns41:value-type="float" table:style-name="TL Data" office:value-type="float" office:value="535">
            <text:p>535</text:p>
          </table:table-cell>
          <table:table-cell table:formula="of:=SUM([.L32];[.H32])" ns41:value-type="float" table:style-name="TL Data" office:value-type="float" office:value="1084">
            <text:p>10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78" office:value-type="float">
            <text:p>1078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sbree 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78" office:value-type="float">
            <text:p>78</text:p>
          </table:table-cell>
          <table:table-cell table:formula="of:=SUM([.E33:.G33])" ns41:value-type="float" table:style-name="TL Data" office:value-type="float" office:value="2011">
            <text:p>2011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I33:.K33])" ns41:value-type="float" table:style-name="TL Data" office:value-type="float" office:value="2000">
            <text:p>2000</text:p>
          </table:table-cell>
          <table:table-cell table:formula="of:=SUM([.L33];[.H33])" ns41:value-type="float" table:style-name="TL Data" office:value-type="float" office:value="4011">
            <text:p>40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07" office:value-type="float">
            <text:p>40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asniel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4:.G34])" ns41:value-type="float" table:style-name="TL Data" office:value-type="float" office:value="644">
            <text:p>644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34:.K34])" ns41:value-type="float" table:style-name="TL Data" office:value-type="float" office:value="651">
            <text:p>651</text:p>
          </table:table-cell>
          <table:table-cell table:formula="of:=SUM([.L34];[.H34])" ns41:value-type="float" table:style-name="TL Data" office:value-type="float" office:value="1295">
            <text:p>12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eijel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5:.G35])" ns41:value-type="float" table:style-name="TL Data" office:value-type="float" office:value="473">
            <text:p>47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35:.K35])" ns41:value-type="float" table:style-name="TL Data" office:value-type="float" office:value="477">
            <text:p>477</text:p>
          </table:table-cell>
          <table:table-cell table:formula="of:=SUM([.L35];[.H35])" ns41:value-type="float" table:style-name="TL Data" office:value-type="float" office:value="950">
            <text:p>950</text:p>
          </table:table-cell>
          <table:table-cell table:style-name="TL Data"/>
          <table:table-cell ns41:value-type="float" table:style-name="TL Data" office:value="950" office:value-type="float">
            <text:p>95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eerlo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36:.G36])" ns41:value-type="float" table:style-name="TL Data" office:value-type="float" office:value="644">
            <text:p>64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36:.K36])" ns41:value-type="float" table:style-name="TL Data" office:value-type="float" office:value="659">
            <text:p>659</text:p>
          </table:table-cell>
          <table:table-cell table:formula="of:=SUM([.L36];[.H36])" ns41:value-type="float" table:style-name="TL Data" office:value-type="float" office:value="1303">
            <text:p>13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77" office:value-type="float">
            <text:p>127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ontfort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37:.G37])" ns41:value-type="float" table:style-name="TL Data" office:value-type="float" office:value="352">
            <text:p>35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37:.K37])" ns41:value-type="float" table:style-name="TL Data" office:value-type="float" office:value="322">
            <text:p>322</text:p>
          </table:table-cell>
          <table:table-cell table:formula="of:=SUM([.L37];[.H37])" ns41:value-type="float" table:style-name="TL Data" office:value-type="float" office:value="674">
            <text:p>674</text:p>
          </table:table-cell>
          <table:table-cell table:style-name="TL Data"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ook 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8:.G38])" ns41:value-type="float" table:style-name="TL Data" office:value-type="float" office:value="522">
            <text:p>52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38:.K38])" ns41:value-type="float" table:style-name="TL Data" office:value-type="float" office:value="494">
            <text:p>494</text:p>
          </table:table-cell>
          <table:table-cell table:formula="of:=SUM([.L38];[.H38])" ns41:value-type="float" table:style-name="TL Data" office:value-type="float" office:value="1016">
            <text:p>10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derweert </text:p>
          </table:table-cell>
          <table:table-cell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16" office:value-type="float">
            <text:p>116</text:p>
          </table:table-cell>
          <table:table-cell table:formula="of:=SUM([.E39:.G39])" ns41:value-type="float" table:style-name="TL Data" office:value-type="float" office:value="2111">
            <text:p>2111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I39:.K39])" ns41:value-type="float" table:style-name="TL Data" office:value-type="float" office:value="2119">
            <text:p>2119</text:p>
          </table:table-cell>
          <table:table-cell table:formula="of:=SUM([.L39];[.H39])" ns41:value-type="float" table:style-name="TL Data" office:value-type="float" office:value="4230">
            <text:p>4230</text:p>
          </table:table-cell>
          <table:table-cell table:style-name="TL Data"/>
          <table:table-cell ns41:value-type="float" table:style-name="TL Data" office:value="4130" office:value-type="float">
            <text:p>413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er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40:.G40])" ns41:value-type="float" table:style-name="TL Data" office:value-type="float" office:value="769">
            <text:p>769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40:.K40])" ns41:value-type="float" table:style-name="TL Data" office:value-type="float" office:value="754">
            <text:p>754</text:p>
          </table:table-cell>
          <table:table-cell table:formula="of:=SUM([.L40];[.H40])" ns41:value-type="float" table:style-name="TL Data" office:value-type="float" office:value="1523">
            <text:p>1523</text:p>
          </table:table-cell>
          <table:table-cell table:style-name="TL Data"/>
          <table:table-cell ns41:value-type="float" table:style-name="TL Data" office:value="1523" office:value-type="float">
            <text:p>152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eritter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41:.G41])" ns41:value-type="float" table:style-name="TL Data" office:value-type="float" office:value="687">
            <text:p>687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41:.K41])" ns41:value-type="float" table:style-name="TL Data" office:value-type="float" office:value="699">
            <text:p>699</text:p>
          </table:table-cell>
          <table:table-cell table:formula="of:=SUM([.L41];[.H41])" ns41:value-type="float" table:style-name="TL Data" office:value-type="float" office:value="1386">
            <text:p>1386</text:p>
          </table:table-cell>
          <table:table-cell table:style-name="TL Data"/>
          <table:table-cell ns41:value-type="float" table:style-name="TL Data" office:value="1386" office:value-type="float">
            <text:p>1386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euwstad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42:.G42])" ns41:value-type="float" table:style-name="TL Data" office:value-type="float" office:value="392">
            <text:p>39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42:.K42])" ns41:value-type="float" table:style-name="TL Data" office:value-type="float" office:value="403">
            <text:p>403</text:p>
          </table:table-cell>
          <table:table-cell table:formula="of:=SUM([.L42];[.H42])" ns41:value-type="float" table:style-name="TL Data" office:value-type="float" office:value="795">
            <text:p>795</text:p>
          </table:table-cell>
          <table:table-cell table:style-name="TL Data"/>
          <table:table-cell ns41:value-type="float" table:style-name="TL Data" office:value="795" office:value-type="float">
            <text:p>79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unhem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table:formula="of:=SUM([.E43:.G43])" ns41:value-type="float" table:style-name="TL Data" office:value-type="float" office:value="96">
            <text:p>9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table:formula="of:=SUM([.I43:.K43])" ns41:value-type="float" table:style-name="TL Data" office:value-type="float" office:value="98">
            <text:p>98</text:p>
          </table:table-cell>
          <table:table-cell table:formula="of:=SUM([.L43];[.H43])" ns41:value-type="float" table:style-name="TL Data" office:value-type="float" office:value="194">
            <text:p>194</text:p>
          </table:table-cell>
          <table:table-cell table:style-name="TL Data"/>
          <table:table-cell ns41:value-type="float" table:style-name="TL Data" office:value="194" office:value-type="float">
            <text:p>19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. Odilienberg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table:formula="of:=SUM([.E44:.G44])" ns41:value-type="float" table:style-name="TL Data" office:value-type="float" office:value="408">
            <text:p>40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1" office:value-type="float">
            <text:p>31</text:p>
          </table:table-cell>
          <table:table-cell table:formula="of:=SUM([.I44:.K44])" ns41:value-type="float" table:style-name="TL Data" office:value-type="float" office:value="384">
            <text:p>384</text:p>
          </table:table-cell>
          <table:table-cell table:formula="of:=SUM([.L44];[.H44])" ns41:value-type="float" table:style-name="TL Data" office:value-type="float" office:value="792">
            <text:p>792</text:p>
          </table:table-cell>
          <table:table-cell table:style-name="TL Data"/>
          <table:table-cell ns41:value-type="float" table:style-name="TL Data" office:value="792" office:value-type="float">
            <text:p>79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he en Laak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45:.G45])" ns41:value-type="float" table:style-name="TL Data" office:value-type="float" office:value="294">
            <text:p>29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45:.K45])" ns41:value-type="float" table:style-name="TL Data" office:value-type="float" office:value="262">
            <text:p>262</text:p>
          </table:table-cell>
          <table:table-cell table:formula="of:=SUM([.L45];[.H45])" ns41:value-type="float" table:style-name="TL Data" office:value-type="float" office:value="556">
            <text:p>5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4" office:value-type="float">
            <text:p>55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ttersum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6:.G46])" ns41:value-type="float" table:style-name="TL Data" office:value-type="float" office:value="758">
            <text:p>758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46:.K46])" ns41:value-type="float" table:style-name="TL Data" office:value-type="float" office:value="782">
            <text:p>782</text:p>
          </table:table-cell>
          <table:table-cell table:formula="of:=SUM([.L46];[.H46])" ns41:value-type="float" table:style-name="TL Data" office:value-type="float" office:value="1540">
            <text:p>15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29" office:value-type="float">
            <text:p>1529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sterholt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47:.G47])" ns41:value-type="float" table:style-name="TL Data" office:value-type="float" office:value="454">
            <text:p>45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47:.K47])" ns41:value-type="float" table:style-name="TL Data" office:value-type="float" office:value="446">
            <text:p>446</text:p>
          </table:table-cell>
          <table:table-cell table:formula="of:=SUM([.L47];[.H47])" ns41:value-type="float" table:style-name="TL Data" office:value-type="float" office:value="900">
            <text:p>9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92" office:value-type="float">
            <text:p>89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oggel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48:.G48])" ns41:value-type="float" table:style-name="TL Data" office:value-type="float" office:value="694">
            <text:p>69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48:.K48])" ns41:value-type="float" table:style-name="TL Data" office:value-type="float" office:value="703">
            <text:p>703</text:p>
          </table:table-cell>
          <table:table-cell table:formula="of:=SUM([.L48];[.H48])" ns41:value-type="float" table:style-name="TL Data" office:value-type="float" office:value="1397">
            <text:p>1397</text:p>
          </table:table-cell>
          <table:table-cell table:style-name="TL Data"/>
          <table:table-cell ns41:value-type="float" table:style-name="TL Data" office:value="1397" office:value-type="float">
            <text:p>1397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oosteren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49:.G49])" ns41:value-type="float" table:style-name="TL Data" office:value-type="float" office:value="471">
            <text:p>47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49:.K49])" ns41:value-type="float" table:style-name="TL Data" office:value-type="float" office:value="460">
            <text:p>460</text:p>
          </table:table-cell>
          <table:table-cell table:formula="of:=SUM([.L49];[.H49])" ns41:value-type="float" table:style-name="TL Data" office:value-type="float" office:value="931">
            <text:p>931</text:p>
          </table:table-cell>
          <table:table-cell table:style-name="TL Data"/>
          <table:table-cell ns41:value-type="float" table:style-name="TL Data" office:value="930" office:value-type="float">
            <text:p>93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evenum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50:.G50])" ns41:value-type="float" table:style-name="TL Data" office:value-type="float" office:value="844">
            <text:p>844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50:.K50])" ns41:value-type="float" table:style-name="TL Data" office:value-type="float" office:value="868">
            <text:p>868</text:p>
          </table:table-cell>
          <table:table-cell table:formula="of:=SUM([.L50];[.H50])" ns41:value-type="float" table:style-name="TL Data" office:value-type="float" office:value="1712">
            <text:p>1712</text:p>
          </table:table-cell>
          <table:table-cell table:style-name="TL Data"/>
          <table:table-cell ns41:value-type="float" table:style-name="TL Data" office:value="1712" office:value-type="float">
            <text:p>1712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ramproij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51:.G51])" ns41:value-type="float" table:style-name="TL Data" office:value-type="float" office:value="631">
            <text:p>63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51:.K51])" ns41:value-type="float" table:style-name="TL Data" office:value-type="float" office:value="602">
            <text:p>602</text:p>
          </table:table-cell>
          <table:table-cell table:formula="of:=SUM([.L51];[.H51])" ns41:value-type="float" table:style-name="TL Data" office:value-type="float" office:value="1233">
            <text:p>1233</text:p>
          </table:table-cell>
          <table:table-cell table:style-name="TL Data"/>
          <table:table-cell ns41:value-type="float" table:style-name="TL Data" office:value="1233" office:value-type="float">
            <text:p>12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evensweert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52:.G52])" ns41:value-type="float" table:style-name="TL Data" office:value-type="float" office:value="491">
            <text:p>491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52:.K52])" ns41:value-type="float" table:style-name="TL Data" office:value-type="float" office:value="497">
            <text:p>497</text:p>
          </table:table-cell>
          <table:table-cell table:formula="of:=SUM([.L52];[.H52])" ns41:value-type="float" table:style-name="TL Data" office:value-type="float" office:value="988">
            <text:p>98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6" office:value-type="float">
            <text:p>76</text:p>
          </table:table-cell>
          <table:table-cell ns41:value-type="float" table:style-name="ce54" office:value="77" office:value-type="float">
            <text:p>77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usteren</text:p>
          </table:table-cell>
          <table:table-cell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53:.G53])" ns41:value-type="float" table:style-name="TL Data" office:value-type="float" office:value="881">
            <text:p>881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53:.K53])" ns41:value-type="float" table:style-name="TL Data" office:value-type="float" office:value="903">
            <text:p>903</text:p>
          </table:table-cell>
          <table:table-cell table:formula="of:=SUM([.L53];[.H53])" ns41:value-type="float" table:style-name="TL Data" office:value-type="float" office:value="1784">
            <text:p>17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4" office:value-type="float">
            <text:p>177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walmen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54:.G54])" ns41:value-type="float" table:style-name="TL Data" office:value-type="float" office:value="753">
            <text:p>753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3" office:value-type="float">
            <text:p>53</text:p>
          </table:table-cell>
          <table:table-cell table:formula="of:=SUM([.I54:.K54])" ns41:value-type="float" table:style-name="TL Data" office:value-type="float" office:value="749">
            <text:p>749</text:p>
          </table:table-cell>
          <table:table-cell table:formula="of:=SUM([.L54];[.H54])" ns41:value-type="float" table:style-name="TL Data" office:value-type="float" office:value="1502">
            <text:p>15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0" office:value-type="float">
            <text:p>150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egelen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55:.G55])" ns41:value-type="float" table:style-name="TL Data" office:value-type="float" office:value="674">
            <text:p>674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55:.K55])" ns41:value-type="float" table:style-name="TL Data" office:value-type="float" office:value="619">
            <text:p>619</text:p>
          </table:table-cell>
          <table:table-cell table:formula="of:=SUM([.L55];[.H55])" ns41:value-type="float" table:style-name="TL Data" office:value-type="float" office:value="1293">
            <text:p>12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85" office:value-type="float">
            <text:p>12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horn</text:p>
          </table:table-cell>
          <table:table-cell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56:.G56])" ns41:value-type="float" table:style-name="TL Data" office:value-type="float" office:value="619">
            <text:p>619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56:.K56])" ns41:value-type="float" table:style-name="TL Data" office:value-type="float" office:value="628">
            <text:p>628</text:p>
          </table:table-cell>
          <table:table-cell table:formula="of:=SUM([.L56];[.H56])" ns41:value-type="float" table:style-name="TL Data" office:value-type="float" office:value="1247">
            <text:p>12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33" office:value-type="float">
            <text:p>12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nray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73" office:value-type="float">
            <text:p>73</text:p>
          </table:table-cell>
          <table:table-cell table:formula="of:=SUM([.E57:.G57])" ns41:value-type="float" table:style-name="TL Data" office:value-type="float" office:value="2153">
            <text:p>2153</text:p>
          </table:table-cell>
          <table:table-cell ns41:value-type="float" table:style-name="TL Data" office:value="1429" office:value-type="float">
            <text:p>142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I57:.K57])" ns41:value-type="float" table:style-name="TL Data" office:value-type="float" office:value="2283">
            <text:p>2283</text:p>
          </table:table-cell>
          <table:table-cell table:formula="of:=SUM([.L57];[.H57])" ns41:value-type="float" table:style-name="TL Data" office:value-type="float" office:value="4436">
            <text:p>443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433" office:value-type="float">
            <text:p>4433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lodrop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58:.G58])" ns41:value-type="float" table:style-name="TL Data" office:value-type="float" office:value="401">
            <text:p>40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5" office:value-type="float">
            <text:p>35</text:p>
          </table:table-cell>
          <table:table-cell table:formula="of:=SUM([.I58:.K58])" ns41:value-type="float" table:style-name="TL Data" office:value-type="float" office:value="409">
            <text:p>409</text:p>
          </table:table-cell>
          <table:table-cell table:formula="of:=SUM([.L58];[.H58])" ns41:value-type="float" table:style-name="TL Data" office:value-type="float" office:value="810">
            <text:p>810</text:p>
          </table:table-cell>
          <table:table-cell table:style-name="TL Data"/>
          <table:table-cell ns41:value-type="float" table:style-name="TL Data" office:value="810" office:value-type="float">
            <text:p>810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nssum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59:.G59])" ns41:value-type="float" table:style-name="TL Data" office:value-type="float" office:value="372">
            <text:p>37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59:.K59])" ns41:value-type="float" table:style-name="TL Data" office:value-type="float" office:value="389">
            <text:p>389</text:p>
          </table:table-cell>
          <table:table-cell table:formula="of:=SUM([.L59];[.H59])" ns41:value-type="float" table:style-name="TL Data" office:value-type="float" office:value="761">
            <text:p>7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ssum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60:.G60])" ns41:value-type="float" table:style-name="TL Data" office:value-type="float" office:value="433">
            <text:p>43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60:.K60])" ns41:value-type="float" table:style-name="TL Data" office:value-type="float" office:value="392">
            <text:p>392</text:p>
          </table:table-cell>
          <table:table-cell table:formula="of:=SUM([.L60];[.H60])" ns41:value-type="float" table:style-name="TL Data" office:value-type="float" office:value="825">
            <text:p>825</text:p>
          </table:table-cell>
          <table:table-cell table:style-name="TL Data"/>
          <table:table-cell ns41:value-type="float" table:style-name="TL Data" office:value="825" office:value-type="float">
            <text:p>825</text:p>
          </table:table-cell>
          <table:table-cell table:style-name="TL Data" table:number-columns-repeated="2"/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59])" ns41:value-type="float" table:style-name="TL Data" office:value-type="float" office:value="12590">
            <text:p>12590</text:p>
          </table:table-cell>
          <table:table-cell table:formula="of:=SUM([.D8:.D59])" ns41:value-type="float" table:style-name="TL Data" office:value-type="float" office:value="13524">
            <text:p>13524</text:p>
          </table:table-cell>
          <table:table-cell table:formula="of:=SUM([.E8:.E59])" ns41:value-type="float" table:style-name="TL Data" office:value-type="float" office:value="23517">
            <text:p>23517</text:p>
          </table:table-cell>
          <table:table-cell table:formula="of:=SUM([.F8:.F59])" ns41:value-type="float" table:style-name="TL Data" office:value-type="float" office:value="10917">
            <text:p>10917</text:p>
          </table:table-cell>
          <table:table-cell table:formula="of:=SUM([.G8:.G59])" ns41:value-type="float" table:style-name="TL Data" office:value-type="float" office:value="1448">
            <text:p>1448</text:p>
          </table:table-cell>
          <table:table-cell table:formula="of:=SUM([.H8:.H59])" ns41:value-type="float" table:style-name="TL Data" office:value-type="float" office:value="35882">
            <text:p>35882</text:p>
          </table:table-cell>
          <table:table-cell table:formula="of:=SUM([.I8:.I59])" ns41:value-type="float" table:style-name="TL Data" office:value-type="float" office:value="22315">
            <text:p>22315</text:p>
          </table:table-cell>
          <table:table-cell table:formula="of:=SUM([.J8:.J59])" ns41:value-type="float" table:style-name="TL Data" office:value-type="float" office:value="10901">
            <text:p>10901</text:p>
          </table:table-cell>
          <table:table-cell table:formula="of:=SUM([.K8:.K59])" ns41:value-type="float" table:style-name="TL Data" office:value-type="float" office:value="2620">
            <text:p>2620</text:p>
          </table:table-cell>
          <table:table-cell table:formula="of:=SUM([.L8:.L59])" ns41:value-type="float" table:style-name="TL Data" office:value-type="float" office:value="35836">
            <text:p>35836</text:p>
          </table:table-cell>
          <table:table-cell table:formula="of:=SUM([.M8:.M59])" ns41:value-type="float" table:style-name="TL Data" office:value-type="float" office:value="71718">
            <text:p>71718</text:p>
          </table:table-cell>
          <table:table-cell table:style-name="TL Data" table:number-columns-repeated="3"/>
          <table:table-cell table:style-name="TL Data"/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Hieronder begrepen 168 militairen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6"/>
          <table:table-cell table:number-columns-repeated="1001"/>
        </table:table-row>
        <table:table-row table:style-name="ro1">
          <table:table-cell table:style-name="ce12"/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68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6"/>
        <table:table-column table:style-name="co9" table:default-cell-style-name="ce6"/>
        <table:table-column table:style-name="co17" table:default-cell-style-name="ce6" table:number-columns-repeated="10"/>
        <table:table-column table:style-name="co18" table:default-cell-style-name="ce6"/>
        <table:table-column table:style-name="co19" table:default-cell-style-name="ce6" table:number-columns-repeated="4"/>
        <table:table-column table:style-name="co20" table:default-cell-style-name="ce6" table:number-columns-repeated="5"/>
        <table:table-column table:style-name="co7" table:default-cell-style-name="ce6" table:number-columns-repeated="235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3" table:number-columns-repeated="5"/>
          <table:table-cell table:style-name="ce5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15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8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82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4"/>
          <table:covered-table-cell table:style-name="TL ColHeader" table:number-columns-repeated="3"/>
          <table:covered-table-cell table:style-name="ce82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TL ColHeader" table:number-columns-repeated="8"/>
          <table:covered-table-cell table:style-name="TL ColHeader" table:number-columns-repeated="2"/>
          <table:covered-table-cell table:style-name="TL ColHeader" table:number-columns-repeated="3"/>
          <table:covered-table-cell table:style-name="ce83"/>
          <table:covered-table-cell table:style-name="ce8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01"/>
        </table:table-row>
        <table:table-row table:style-name="ro1">
          <table:table-cell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Totaal der steden</text:p>
          </table:table-cell>
          <table:table-cell/>
          <table:table-cell ns41:value-type="float" table:style-name="TL Data" office:value="6363" office:value-type="float">
            <text:p>6363</text:p>
          </table:table-cell>
          <table:table-cell ns41:value-type="float" table:style-name="TL Data" office:value="8772" office:value-type="float">
            <text:p>8772</text:p>
          </table:table-cell>
          <table:table-cell ns41:value-type="float" table:style-name="TL Data" office:value="17734" office:value-type="float">
            <text:p>17734</text:p>
          </table:table-cell>
          <table:table-cell ns41:value-type="float" table:style-name="TL Data" office:value="6537" office:value-type="float">
            <text:p>6537</text:p>
          </table:table-cell>
          <table:table-cell ns41:value-type="float" table:style-name="TL Data" office:value="885" office:value-type="float">
            <text:p>885</text:p>
          </table:table-cell>
          <table:table-cell table:formula="of:=SUM([.E8:.G8])" ns41:value-type="float" table:style-name="TL Data" office:value-type="float" office:value="25156">
            <text:p>25156</text:p>
          </table:table-cell>
          <table:table-cell ns41:value-type="float" table:style-name="TL Data" office:value="15065" office:value-type="float">
            <text:p>15065</text:p>
          </table:table-cell>
          <table:table-cell ns41:value-type="float" table:style-name="TL Data" office:value="6635" office:value-type="float">
            <text:p>6635</text:p>
          </table:table-cell>
          <table:table-cell ns41:value-type="float" table:style-name="TL Data" office:value="1971" office:value-type="float">
            <text:p>1971</text:p>
          </table:table-cell>
          <table:table-cell table:formula="of:=SUM([.I8:.K8])" ns41:value-type="float" table:style-name="TL Data" office:value-type="float" office:value="23671">
            <text:p>23671</text:p>
          </table:table-cell>
          <table:table-cell table:formula="of:=SUM([.L8];[.H8])" ns41:value-type="float" table:style-name="TL Data" office:value-type="float" office:value="48827">
            <text:p>48827</text:p>
          </table:table-cell>
          <table:table-cell ns41:value-type="float" table:style-name="TL Data" office:value="4352" office:value-type="float">
            <text:p>4352</text:p>
          </table:table-cell>
          <table:table-cell ns41:value-type="float" table:style-name="TL Data" office:value="43704" office:value-type="float">
            <text:p>4370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84" office:value-type="float">
            <text:p>8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78" office:value-type="float">
            <text:p>78</text:p>
          </table:table-cell>
          <table:table-cell ns41:value-type="float" table:style-name="ce53" office:value="79" office:value-type="float">
            <text:p>79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rrondissement Maastricht</text:p>
          </table:table-cell>
          <table:table-cell/>
          <table:table-cell ns41:value-type="float" table:style-name="TL Data" office:value="14293" office:value-type="float">
            <text:p>14293</text:p>
          </table:table-cell>
          <table:table-cell ns41:value-type="float" table:style-name="TL Data" office:value="15014" office:value-type="float">
            <text:p>15014</text:p>
          </table:table-cell>
          <table:table-cell ns41:value-type="float" table:style-name="TL Data" office:value="24553" office:value-type="float">
            <text:p>24553</text:p>
          </table:table-cell>
          <table:table-cell ns41:value-type="float" table:style-name="TL Data" office:value="11877" office:value-type="float">
            <text:p>11877</text:p>
          </table:table-cell>
          <table:table-cell ns41:value-type="float" table:style-name="TL Data" office:value="1773" office:value-type="float">
            <text:p>1773</text:p>
          </table:table-cell>
          <table:table-cell table:formula="of:=SUM([.E9:.G9])" ns41:value-type="float" table:style-name="TL Data" office:value-type="float" office:value="38203">
            <text:p>38203</text:p>
          </table:table-cell>
          <table:table-cell ns41:value-type="float" table:style-name="TL Data" office:value="22471" office:value-type="float">
            <text:p>22471</text:p>
          </table:table-cell>
          <table:table-cell ns41:value-type="float" table:style-name="TL Data" office:value="11887" office:value-type="float">
            <text:p>11887</text:p>
          </table:table-cell>
          <table:table-cell ns41:value-type="float" table:style-name="TL Data" office:value="2888" office:value-type="float">
            <text:p>2888</text:p>
          </table:table-cell>
          <table:table-cell table:formula="of:=SUM([.I9:.K9])" ns41:value-type="float" table:style-name="TL Data" office:value-type="float" office:value="37246">
            <text:p>37246</text:p>
          </table:table-cell>
          <table:table-cell table:formula="of:=SUM([.L9];[.H9])" ns41:value-type="float" table:style-name="TL Data" office:value-type="float" office:value="75449">
            <text:p>75449</text:p>
          </table:table-cell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74393" office:value-type="float">
            <text:p>74393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rrondissement Roermond</text:p>
          </table:table-cell>
          <table:table-cell/>
          <table:table-cell ns41:value-type="float" table:style-name="TL Data" office:value="12746" office:value-type="float">
            <text:p>12746</text:p>
          </table:table-cell>
          <table:table-cell ns41:value-type="float" table:style-name="TL Data" office:value="13792" office:value-type="float">
            <text:p>13792</text:p>
          </table:table-cell>
          <table:table-cell ns41:value-type="float" table:style-name="TL Data" office:value="23656" office:value-type="float">
            <text:p>23656</text:p>
          </table:table-cell>
          <table:table-cell ns41:value-type="float" table:style-name="TL Data" office:value="11127" office:value-type="float">
            <text:p>11127</text:p>
          </table:table-cell>
          <table:table-cell ns41:value-type="float" table:style-name="TL Data" office:value="1479" office:value-type="float">
            <text:p>1479</text:p>
          </table:table-cell>
          <table:table-cell table:formula="of:=SUM([.E10:.G10])" ns41:value-type="float" table:style-name="TL Data" office:value-type="float" office:value="36262">
            <text:p>36262</text:p>
          </table:table-cell>
          <table:table-cell ns41:value-type="float" table:style-name="TL Data" office:value="22552" office:value-type="float">
            <text:p>22552</text:p>
          </table:table-cell>
          <table:table-cell ns41:value-type="float" table:style-name="TL Data" office:value="11000" office:value-type="float">
            <text:p>11000</text:p>
          </table:table-cell>
          <table:table-cell ns41:value-type="float" table:style-name="TL Data" office:value="2629" office:value-type="float">
            <text:p>2629</text:p>
          </table:table-cell>
          <table:table-cell table:formula="of:=SUM([.I10:.K10])" ns41:value-type="float" table:style-name="TL Data" office:value-type="float" office:value="36181">
            <text:p>36181</text:p>
          </table:table-cell>
          <table:table-cell table:formula="of:=SUM([.L10];[.H10])" ns41:value-type="float" table:style-name="TL Data" office:value-type="float" office:value="72443">
            <text:p>7244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2020" office:value-type="float">
            <text:p>720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otaal der gemeenten ten platten Lande</text:p>
          </table:table-cell>
          <table:table-cell/>
          <table:table-cell table:formula="of:=SUM([.C9:.C10])" ns41:value-type="float" table:style-name="TL Data" office:value-type="float" office:value="27039">
            <text:p>27039</text:p>
          </table:table-cell>
          <table:table-cell table:formula="of:=SUM([.D9:.D10])" ns41:value-type="float" table:style-name="TL Data" office:value-type="float" office:value="28806">
            <text:p>28806</text:p>
          </table:table-cell>
          <table:table-cell table:formula="of:=SUM([.E9:.E10])" ns41:value-type="float" table:style-name="TL Data" office:value-type="float" office:value="48209">
            <text:p>48209</text:p>
          </table:table-cell>
          <table:table-cell table:formula="of:=SUM([.F9:.F10])" ns41:value-type="float" table:style-name="TL Data" office:value-type="float" office:value="23004">
            <text:p>23004</text:p>
          </table:table-cell>
          <table:table-cell table:formula="of:=SUM([.G9:.G10])" ns41:value-type="float" table:style-name="TL Data" office:value-type="float" office:value="3252">
            <text:p>3252</text:p>
          </table:table-cell>
          <table:table-cell table:formula="of:=SUM([.E11:.G11])" ns41:value-type="float" table:style-name="TL Data" office:value-type="float" office:value="74465">
            <text:p>74465</text:p>
          </table:table-cell>
          <table:table-cell ns41:value-type="float" table:style-name="TL Data" office:value="45023" office:value-type="float">
            <text:p>45023</text:p>
          </table:table-cell>
          <table:table-cell ns41:value-type="float" table:style-name="TL Data" office:value="22887" office:value-type="float">
            <text:p>22887</text:p>
          </table:table-cell>
          <table:table-cell ns41:value-type="float" table:style-name="TL Data" office:value="5517" office:value-type="float">
            <text:p>5517</text:p>
          </table:table-cell>
          <table:table-cell table:formula="of:=SUM([.I11:.K11])" ns41:value-type="float" table:style-name="TL Data" office:value-type="float" office:value="73427">
            <text:p>73427</text:p>
          </table:table-cell>
          <table:table-cell table:formula="of:=SUM([.L11];[.H11])" ns41:value-type="float" table:style-name="TL Data" office:value-type="float" office:value="147892">
            <text:p>147892</text:p>
          </table:table-cell>
          <table:table-cell ns41:value-type="float" table:style-name="TL Data" office:value="1056" office:value-type="float">
            <text:p>1056</text:p>
          </table:table-cell>
          <table:table-cell ns41:value-type="float" table:style-name="TL Data" office:value="146413" office:value-type="float">
            <text:p>146413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78" office:value-type="float">
            <text:p>78</text:p>
          </table:table-cell>
          <table:table-cell ns41:value-type="float" table:style-name="ce54" office:value="79" office:value-type="float">
            <text:p>79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1:value-type="string" table:style-name="TL RowHeader" office:value-type="string">
            <text:p>Totaal generaal</text:p>
          </table:table-cell>
          <table:table-cell/>
          <table:table-cell table:formula="of:=SUM([.C8:.C11])" ns41:value-type="float" table:style-name="TL Data" office:value-type="float" office:value="60441">
            <text:p>60441</text:p>
          </table:table-cell>
          <table:table-cell table:formula="of:=SUM([.D8:.D11])" ns41:value-type="float" table:style-name="TL Data" office:value-type="float" office:value="66384">
            <text:p>66384</text:p>
          </table:table-cell>
          <table:table-cell table:formula="of:=SUM([.E8:.E11])" ns41:value-type="float" table:style-name="TL Data" office:value-type="float" office:value="114152">
            <text:p>114152</text:p>
          </table:table-cell>
          <table:table-cell table:formula="of:=SUM([.F8:.F11])" ns41:value-type="float" table:style-name="TL Data" office:value-type="float" office:value="52545">
            <text:p>52545</text:p>
          </table:table-cell>
          <table:table-cell table:formula="of:=SUM([.G8:.G11])" ns41:value-type="float" table:style-name="TL Data" office:value-type="float" office:value="7389">
            <text:p>7389</text:p>
          </table:table-cell>
          <table:table-cell table:formula="of:=SUM([.H8:.H11])" ns41:value-type="float" table:style-name="TL Data" office:value-type="float" office:value="174086">
            <text:p>174086</text:p>
          </table:table-cell>
          <table:table-cell table:formula="of:=SUM([.I8:.I11])" ns41:value-type="float" table:style-name="TL Data" office:value-type="float" office:value="105111">
            <text:p>105111</text:p>
          </table:table-cell>
          <table:table-cell table:formula="of:=SUM([.J8:.J11])" ns41:value-type="float" table:style-name="TL Data" office:value-type="float" office:value="52409">
            <text:p>52409</text:p>
          </table:table-cell>
          <table:table-cell table:formula="of:=SUM([.K8:.K11])" ns41:value-type="float" table:style-name="TL Data" office:value-type="float" office:value="13005">
            <text:p>13005</text:p>
          </table:table-cell>
          <table:table-cell table:formula="of:=SUM([.L8:.L11])" ns41:value-type="float" table:style-name="TL Data" office:value-type="float" office:value="170525">
            <text:p>170525</text:p>
          </table:table-cell>
          <table:table-cell table:formula="of:=SUM([.M8:.M11])" ns41:value-type="float" table:style-name="TL Data" office:value-type="float" office:value="344611">
            <text:p>344611</text:p>
          </table:table-cell>
          <table:table-cell table:formula="of:=SUM([.N8:.N11])" ns41:value-type="float" table:style-name="TL Data" office:value-type="float" office:value="6464">
            <text:p>6464</text:p>
          </table:table-cell>
          <table:table-cell table:formula="of:=SUM([.O8:.O11])" ns41:value-type="float" table:style-name="TL Data" office:value-type="float" office:value="336530">
            <text:p>336530</text:p>
          </table:table-cell>
          <table:table-cell table:formula="of:=SUM([.P8:.P11])" ns41:value-type="float" table:style-name="TL Data" office:value-type="float" office:value="1527">
            <text:p>1527</text:p>
          </table:table-cell>
          <table:table-cell table:formula="of:=SUM([.Q8:.Q11])" ns41:value-type="float" table:style-name="TL Data" office:value-type="float" office:value="90">
            <text:p>90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78" office:value-type="float">
            <text:p>78</text:p>
          </table:table-cell>
          <table:table-cell ns41:value-type="float" table:style-name="ce55" office:value="79" office:value-type="float">
            <text:p>79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/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6"/>
        <table:table-column table:style-name="co9" table:default-cell-style-name="ce6"/>
        <table:table-column table:style-name="co22" table:default-cell-style-name="ce6"/>
        <table:table-column table:style-name="co11" table:default-cell-style-name="ce6"/>
        <table:table-column table:style-name="co23" table:default-cell-style-name="ce6"/>
        <table:table-column table:style-name="co24" table:default-cell-style-name="ce6"/>
        <table:table-column table:style-name="co6" table:default-cell-style-name="ce6"/>
        <table:table-column table:style-name="co24" table:default-cell-style-name="ce6" table:number-columns-repeated="3"/>
        <table:table-column table:style-name="co7" table:default-cell-style-name="ce6" table:number-columns-repeated="247"/>
        <table:table-column table:style-name="co7" table:default-cell-style-name="Default" table:number-columns-repeated="767"/>
        <table:table-row table:style-name="ro1">
          <table:table-cell ns41:value-type="string" table:style-name="TL Title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3" table:number-columns-repeated="5"/>
          <table:table-cell table:style-name="ce59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15"/>
          <table:table-cell ns41:value-type="string" table:number-rows-spanned="1" table:style-name="TL ColHeader" table:number-columns-spanned="3" office:value-type="string">
            <text:p>INWONERS VAN HET</text:p>
          </table:table-cell>
          <table:covered-table-cell table:style-name="ce92"/>
          <table:covered-table-cell table:style-name="ce93"/>
          <table:table-cell ns41:value-type="string" table:number-rows-spanned="4" table:style-name="ce84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6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60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1:value-type="string" table:number-rows-spanned="3" table:style-name="TL ColHeader" table:number-columns-spanned="1" office:value-type="string">
            <text:p>Mannelijk geslacht</text:p>
          </table:table-cell>
          <table:table-cell ns41:value-type="string" table:number-rows-spanned="3" table:style-name="TL ColHeader" table:number-columns-spanned="1" office:value-type="string">
            <text:p>Vrouwelijk geslacht</text:p>
          </table:table-cell>
          <table:table-cell ns41:value-type="string" table:number-rows-spanned="3" table:style-name="TL ColHeader" table:number-columns-spanned="1" office:value-type="string">
            <text:p>Totaal der beide geslachten</text:p>
          </table:table-cell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91"/>
          <table:covered-table-cell table:style-name="ce34"/>
          <table:covered-table-cell table:style-name="ce95"/>
          <table:covered-table-cell table:style-name="ce85"/>
          <table:covered-table-cell table:style-name="ce51" table:number-columns-repeated="2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90"/>
          <table:covered-table-cell table:style-name="ce35"/>
          <table:covered-table-cell table:style-name="ce94"/>
          <table:covered-table-cell table:style-name="ce86"/>
          <table:covered-table-cell table:style-name="ce52" table:number-columns-repeated="2"/>
          <table:covered-table-cell table:style-name="ce58"/>
          <table:covered-table-cell table:style-name="ce52"/>
          <table:covered-table-cell table:style-name="ce6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2167" office:value-type="float">
            <text:p>2167</text:p>
          </table:table-cell>
          <table:table-cell table:formula="of:=SUM([.C8:.D8])" ns41:value-type="float" table:style-name="TL Data" office:value-type="float" office:value="4383">
            <text:p>438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80" office:value-type="float">
            <text:p>80</text:p>
          </table:table-cell>
          <table:table-cell ns41:value-type="float" table:style-name="ce53" office:value="81" office:value-type="float">
            <text:p>81</text:p>
          </table:table-cell>
          <table:table-cell ns41:value-type="string" table:style-name="ce53" office:value-type="string">
            <text:p>LI</text:p>
          </table:table-cell>
          <table:table-cell ns41:value-type="string" table:style-name="ce63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1 tot 2 jaar</text:p>
          </table:table-cell>
          <table:table-cell/>
          <table:table-cell ns41:value-type="float" table:style-name="TL Data" office:value="3102" office:value-type="float">
            <text:p>3102</text:p>
          </table:table-cell>
          <table:table-cell ns41:value-type="float" table:style-name="TL Data" office:value="2865" office:value-type="float">
            <text:p>2865</text:p>
          </table:table-cell>
          <table:table-cell table:formula="of:=SUM([.C9:.D9])" ns41:value-type="float" table:style-name="TL Data" office:value-type="float" office:value="5967">
            <text:p>596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2 tot 3 jaar</text:p>
          </table:table-cell>
          <table:table-cell/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2373" office:value-type="float">
            <text:p>2373</text:p>
          </table:table-cell>
          <table:table-cell table:formula="of:=SUM([.C10:.D10])" ns41:value-type="float" table:style-name="TL Data" office:value-type="float" office:value="4828">
            <text:p>482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3 tot 4 jaar</text:p>
          </table:table-cell>
          <table:table-cell/>
          <table:table-cell ns41:value-type="float" table:style-name="TL Data" office:value="2291" office:value-type="float">
            <text:p>2291</text:p>
          </table:table-cell>
          <table:table-cell ns41:value-type="float" table:style-name="TL Data" office:value="2273" office:value-type="float">
            <text:p>2273</text:p>
          </table:table-cell>
          <table:table-cell table:formula="of:=SUM([.C11:.D11])" ns41:value-type="float" table:style-name="TL Data" office:value-type="float" office:value="4564">
            <text:p>456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4 tot 5 jaar</text:p>
          </table:table-cell>
          <table:table-cell/>
          <table:table-cell ns41:value-type="float" table:style-name="TL Data" office:value="2328" office:value-type="float">
            <text:p>2328</text:p>
          </table:table-cell>
          <table:table-cell ns41:value-type="float" table:style-name="TL Data" office:value="2376" office:value-type="float">
            <text:p>2376</text:p>
          </table:table-cell>
          <table:table-cell table:formula="of:=SUM([.C12:.D12])" ns41:value-type="float" table:style-name="TL Data" office:value-type="float" office:value="4704">
            <text:p>470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5 tot 6 jaar</text:p>
          </table:table-cell>
          <table:table-cell/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319" office:value-type="float">
            <text:p>2319</text:p>
          </table:table-cell>
          <table:table-cell table:formula="of:=SUM([.C13:.D13])" ns41:value-type="float" table:style-name="TL Data" office:value-type="float" office:value="4705">
            <text:p>470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6 tot 8 jaar</text:p>
          </table:table-cell>
          <table:table-cell/>
          <table:table-cell ns41:value-type="float" table:style-name="TL Data" office:value="4342" office:value-type="float">
            <text:p>4342</text:p>
          </table:table-cell>
          <table:table-cell ns41:value-type="float" table:style-name="TL Data" office:value="4095" office:value-type="float">
            <text:p>4095</text:p>
          </table:table-cell>
          <table:table-cell table:formula="of:=SUM([.C14:.D14])" ns41:value-type="float" table:style-name="TL Data" office:value-type="float" office:value="8437">
            <text:p>843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 tot 10 jaar</text:p>
          </table:table-cell>
          <table:table-cell/>
          <table:table-cell ns41:value-type="float" table:style-name="TL Data" office:value="4141" office:value-type="float">
            <text:p>4141</text:p>
          </table:table-cell>
          <table:table-cell ns41:value-type="float" table:style-name="TL Data" office:value="3887" office:value-type="float">
            <text:p>3887</text:p>
          </table:table-cell>
          <table:table-cell table:formula="of:=SUM([.C15:.D15])" ns41:value-type="float" table:style-name="TL Data" office:value-type="float" office:value="8028">
            <text:p>802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10 tot 12 jaar</text:p>
          </table:table-cell>
          <table:table-cell/>
          <table:table-cell ns41:value-type="float" table:style-name="TL Data" office:value="3933" office:value-type="float">
            <text:p>3933</text:p>
          </table:table-cell>
          <table:table-cell ns41:value-type="float" table:style-name="TL Data" office:value="3715" office:value-type="float">
            <text:p>3715</text:p>
          </table:table-cell>
          <table:table-cell table:formula="of:=SUM([.C16:.D16])" ns41:value-type="float" table:style-name="TL Data" office:value-type="float" office:value="7648">
            <text:p>764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12 tot 14 jaar</text:p>
          </table:table-cell>
          <table:table-cell/>
          <table:table-cell ns41:value-type="float" table:style-name="TL Data" office:value="3795" office:value-type="float">
            <text:p>3795</text:p>
          </table:table-cell>
          <table:table-cell ns41:value-type="float" table:style-name="TL Data" office:value="3726" office:value-type="float">
            <text:p>3726</text:p>
          </table:table-cell>
          <table:table-cell table:formula="of:=SUM([.C17:.D17])" ns41:value-type="float" table:style-name="TL Data" office:value-type="float" office:value="7521">
            <text:p>752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14 tot 16 jaar</text:p>
          </table:table-cell>
          <table:table-cell/>
          <table:table-cell ns41:value-type="float" table:style-name="TL Data" office:value="4056" office:value-type="float">
            <text:p>4056</text:p>
          </table:table-cell>
          <table:table-cell ns41:value-type="float" table:style-name="TL Data" office:value="3834" office:value-type="float">
            <text:p>3834</text:p>
          </table:table-cell>
          <table:table-cell table:formula="of:=SUM([.C18:.D18])" ns41:value-type="float" table:style-name="TL Data" office:value-type="float" office:value="7890">
            <text:p>7890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16 tot 20 jaar</text:p>
          </table:table-cell>
          <table:table-cell/>
          <table:table-cell ns41:value-type="float" table:style-name="TL Data" office:value="7167" office:value-type="float">
            <text:p>7167</text:p>
          </table:table-cell>
          <table:table-cell ns41:value-type="float" table:style-name="TL Data" office:value="7107" office:value-type="float">
            <text:p>7107</text:p>
          </table:table-cell>
          <table:table-cell table:formula="of:=SUM([.C19:.D19])" ns41:value-type="float" table:style-name="TL Data" office:value-type="float" office:value="14274">
            <text:p>1427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20 tot 25 jaar</text:p>
          </table:table-cell>
          <table:table-cell/>
          <table:table-cell ns41:value-type="float" table:style-name="TL Data" office:value="10316" office:value-type="float">
            <text:p>10316</text:p>
          </table:table-cell>
          <table:table-cell ns41:value-type="float" table:style-name="TL Data" office:value="8253" office:value-type="float">
            <text:p>8253</text:p>
          </table:table-cell>
          <table:table-cell table:formula="of:=SUM([.C20:.D20])" ns41:value-type="float" table:style-name="TL Data" office:value-type="float" office:value="18569">
            <text:p>1856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25 tot 30 jaar</text:p>
          </table:table-cell>
          <table:table-cell/>
          <table:table-cell ns41:value-type="float" table:style-name="TL Data" office:value="7690" office:value-type="float">
            <text:p>7690</text:p>
          </table:table-cell>
          <table:table-cell ns41:value-type="float" table:style-name="TL Data" office:value="7051" office:value-type="float">
            <text:p>7051</text:p>
          </table:table-cell>
          <table:table-cell table:formula="of:=SUM([.C21:.D21])" ns41:value-type="float" table:style-name="TL Data" office:value-type="float" office:value="14741">
            <text:p>1474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30 tot 35 jaar</text:p>
          </table:table-cell>
          <table:table-cell/>
          <table:table-cell ns41:value-type="float" table:style-name="TL Data" office:value="6753" office:value-type="float">
            <text:p>6753</text:p>
          </table:table-cell>
          <table:table-cell ns41:value-type="float" table:style-name="TL Data" office:value="6348" office:value-type="float">
            <text:p>6348</text:p>
          </table:table-cell>
          <table:table-cell table:formula="of:=SUM([.C22:.D22])" ns41:value-type="float" table:style-name="TL Data" office:value-type="float" office:value="13101">
            <text:p>1310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35 tot 40 jaar</text:p>
          </table:table-cell>
          <table:table-cell/>
          <table:table-cell ns41:value-type="float" table:style-name="TL Data" office:value="6753" office:value-type="float">
            <text:p>6753</text:p>
          </table:table-cell>
          <table:table-cell ns41:value-type="float" table:style-name="TL Data" office:value="6602" office:value-type="float">
            <text:p>6602</text:p>
          </table:table-cell>
          <table:table-cell table:formula="of:=SUM([.C23:.D23])" ns41:value-type="float" table:style-name="TL Data" office:value-type="float" office:value="13355">
            <text:p>1335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40 tot 45 jaar</text:p>
          </table:table-cell>
          <table:table-cell/>
          <table:table-cell ns41:value-type="float" table:style-name="TL Data" office:value="5580" office:value-type="float">
            <text:p>5580</text:p>
          </table:table-cell>
          <table:table-cell ns41:value-type="float" table:style-name="TL Data" office:value="5604" office:value-type="float">
            <text:p>5604</text:p>
          </table:table-cell>
          <table:table-cell table:formula="of:=SUM([.C24:.D24])" ns41:value-type="float" table:style-name="TL Data" office:value-type="float" office:value="11184">
            <text:p>1118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45 tot 50 jaar</text:p>
          </table:table-cell>
          <table:table-cell/>
          <table:table-cell ns41:value-type="float" table:style-name="TL Data" office:value="4281" office:value-type="float">
            <text:p>4281</text:p>
          </table:table-cell>
          <table:table-cell ns41:value-type="float" table:style-name="TL Data" office:value="4986" office:value-type="float">
            <text:p>4986</text:p>
          </table:table-cell>
          <table:table-cell table:formula="of:=SUM([.C25:.D25])" ns41:value-type="float" table:style-name="TL Data" office:value-type="float" office:value="9267">
            <text:p>926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50 tot 53 jaar</text:p>
          </table:table-cell>
          <table:table-cell/>
          <table:table-cell ns41:value-type="float" table:style-name="TL Data" office:value="2635" office:value-type="float">
            <text:p>2635</text:p>
          </table:table-cell>
          <table:table-cell ns41:value-type="float" table:style-name="TL Data" office:value="2903" office:value-type="float">
            <text:p>2903</text:p>
          </table:table-cell>
          <table:table-cell table:formula="of:=SUM([.C26:.D26])" ns41:value-type="float" table:style-name="TL Data" office:value-type="float" office:value="5538">
            <text:p>553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53 tot 56 jaar</text:p>
          </table:table-cell>
          <table:table-cell/>
          <table:table-cell ns41:value-type="float" table:style-name="TL Data" office:value="2311" office:value-type="float">
            <text:p>2311</text:p>
          </table:table-cell>
          <table:table-cell ns41:value-type="float" table:style-name="TL Data" office:value="2590" office:value-type="float">
            <text:p>2590</text:p>
          </table:table-cell>
          <table:table-cell table:formula="of:=SUM([.C27:.D27])" ns41:value-type="float" table:style-name="TL Data" office:value-type="float" office:value="4901">
            <text:p>490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56 tot 59 jaar</text:p>
          </table:table-cell>
          <table:table-cell/>
          <table:table-cell ns41:value-type="float" table:style-name="TL Data" office:value="1914" office:value-type="float">
            <text:p>1914</text:p>
          </table:table-cell>
          <table:table-cell ns41:value-type="float" table:style-name="TL Data" office:value="2098" office:value-type="float">
            <text:p>2098</text:p>
          </table:table-cell>
          <table:table-cell table:formula="of:=SUM([.C28:.D28])" ns41:value-type="float" table:style-name="TL Data" office:value-type="float" office:value="4012">
            <text:p>401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59 tot 62 jaar</text:p>
          </table:table-cell>
          <table:table-cell/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2060" office:value-type="float">
            <text:p>2060</text:p>
          </table:table-cell>
          <table:table-cell table:formula="of:=SUM([.C29:.D29])" ns41:value-type="float" table:style-name="TL Data" office:value-type="float" office:value="4070">
            <text:p>4070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62 tot 65 jaar</text:p>
          </table:table-cell>
          <table:table-cell/>
          <table:table-cell ns41:value-type="float" table:style-name="TL Data" office:value="1716" office:value-type="float">
            <text:p>1716</text:p>
          </table:table-cell>
          <table:table-cell ns41:value-type="float" table:style-name="TL Data" office:value="1783" office:value-type="float">
            <text:p>1783</text:p>
          </table:table-cell>
          <table:table-cell table:formula="of:=SUM([.C30:.D30])" ns41:value-type="float" table:style-name="TL Data" office:value-type="float" office:value="3499">
            <text:p>349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65 tot 67 jaar</text:p>
          </table:table-cell>
          <table:table-cell/>
          <table:table-cell ns41:value-type="float" table:style-name="TL Data" office:value="1114" office:value-type="float">
            <text:p>1114</text:p>
          </table:table-cell>
          <table:table-cell ns41:value-type="float" table:style-name="TL Data" office:value="1207" office:value-type="float">
            <text:p>1207</text:p>
          </table:table-cell>
          <table:table-cell table:formula="of:=SUM([.C31:.D31])" ns41:value-type="float" table:style-name="TL Data" office:value-type="float" office:value="2321">
            <text:p>232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67 tot 69 jaar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940" office:value-type="float">
            <text:p>940</text:p>
          </table:table-cell>
          <table:table-cell table:formula="of:=SUM([.C32:.D32])" ns41:value-type="float" table:style-name="TL Data" office:value-type="float" office:value="1793">
            <text:p>179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69 tot 71 jaar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950" office:value-type="float">
            <text:p>950</text:p>
          </table:table-cell>
          <table:table-cell table:formula="of:=SUM([.C33:.D33])" ns41:value-type="float" table:style-name="TL Data" office:value-type="float" office:value="1781">
            <text:p>178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71 tot 73 jaar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627" office:value-type="float">
            <text:p>627</text:p>
          </table:table-cell>
          <table:table-cell table:formula="of:=SUM([.C34:.D34])" ns41:value-type="float" table:style-name="TL Data" office:value-type="float" office:value="1174">
            <text:p>117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73 tot 75 jaar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620" office:value-type="float">
            <text:p>620</text:p>
          </table:table-cell>
          <table:table-cell table:formula="of:=SUM([.C35:.D35])" ns41:value-type="float" table:style-name="TL Data" office:value-type="float" office:value="1162">
            <text:p>116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75 tot 77 jaar</text:p>
          </table:table-cell>
          <table:table-cell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510" office:value-type="float">
            <text:p>510</text:p>
          </table:table-cell>
          <table:table-cell table:formula="of:=SUM([.C36:.D36])" ns41:value-type="float" table:style-name="TL Data" office:value-type="float" office:value="989">
            <text:p>98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77 tot 79 jaar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73" office:value-type="float">
            <text:p>373</text:p>
          </table:table-cell>
          <table:table-cell table:formula="of:=SUM([.C37:.D37])" ns41:value-type="float" table:style-name="TL Data" office:value-type="float" office:value="679">
            <text:p>679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79 tot 81 jaar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7" office:value-type="float">
            <text:p>287</text:p>
          </table:table-cell>
          <table:table-cell table:formula="of:=SUM([.C38:.D38])" ns41:value-type="float" table:style-name="TL Data" office:value-type="float" office:value="545">
            <text:p>545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1 tot 83 jaar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9" office:value-type="float">
            <text:p>179</text:p>
          </table:table-cell>
          <table:table-cell table:formula="of:=SUM([.C39:.D39])" ns41:value-type="float" table:style-name="TL Data" office:value-type="float" office:value="344">
            <text:p>34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3 tot 85 jaar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C40:.D40])" ns41:value-type="float" table:style-name="TL Data" office:value-type="float" office:value="302">
            <text:p>30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5 tot 87 jaar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7" office:value-type="float">
            <text:p>97</text:p>
          </table:table-cell>
          <table:table-cell table:formula="of:=SUM([.C41:.D41])" ns41:value-type="float" table:style-name="TL Data" office:value-type="float" office:value="186">
            <text:p>186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7 tot 89 jaar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6" office:value-type="float">
            <text:p>66</text:p>
          </table:table-cell>
          <table:table-cell table:formula="of:=SUM([.C42:.D42])" ns41:value-type="float" table:style-name="TL Data" office:value-type="float" office:value="127">
            <text:p>12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89 tot 90 jaar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formula="of:=SUM([.C43:.D43])" ns41:value-type="float" table:style-name="TL Data" office:value-type="float" office:value="41">
            <text:p>4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0 tot 91 jaar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44:.D44])" ns41:value-type="float" table:style-name="TL Data" office:value-type="float" office:value="22">
            <text:p>2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1 tot 92 jaar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45:.D45])" ns41:value-type="float" table:style-name="TL Data" office:value-type="float" office:value="16">
            <text:p>16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2 tot 93 jaa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C46:.D46])" ns41:value-type="float" table:style-name="TL Data" office:value-type="float" office:value="13">
            <text:p>13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3 tot 94 jaar</text:p>
          </table:table-cell>
          <table:table-cell table:style-name="ce1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47:.D47])" ns41:value-type="float" table:style-name="TL Data" office:value-type="float" office:value="7">
            <text:p>7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4 tot 95 jaar</text:p>
          </table:table-cell>
          <table:table-cell table:style-name="ce18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table:formula="of:=SUM([.C48:.D48])" ns41:value-type="float" table:style-name="TL Data" office:value-type="float" office:value="12">
            <text:p>1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5 tot 96 jaar</text:p>
          </table:table-cell>
          <table:table-cell table:style-name="ce18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C49:.D49])" ns41:value-type="float" table:style-name="TL Data" office:value-type="float" office:value="8">
            <text:p>8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6 tot 97 jaar</text:p>
          </table:table-cell>
          <table:table-cell table:style-name="ce18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formula="of:=SUM([.C50:.D50])" ns41:value-type="float" table:style-name="TL Data" office:value-type="float" office:value="2">
            <text:p>2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7 tot 98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51:.D51])" ns41:value-type="float" table:style-name="TL Data" office:value-type="float" office:value="4">
            <text:p>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8 tot 99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2:.D52])" ns41:value-type="float" table:style-name="TL Data" office:value-type="float" office:value="1">
            <text:p>1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6">
          <table:table-cell ns41:value-type="string" table:style-name="TL RowHeader" office:value-type="string">
            <text:p>Van 99 tot 100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53:.D53])" ns41:value-type="float" table:style-name="TL Data" office:value-type="float" office:value="4">
            <text:p>4</text:p>
          </table:table-cell>
          <table:table-cell ns41:value-type="string" table:style-name="ce48" office:value-type="string">
            <text:p>VT</text:p>
          </table:table-cell>
          <table:table-cell table:style-name="ce54"/>
          <table:table-cell ns41:value-type="float" table:style-name="ce54" office:value="80" office:value-type="float">
            <text:p>80</text:p>
          </table:table-cell>
          <table:table-cell ns41:value-type="float" table:style-name="ce54" office:value="81" office:value-type="float">
            <text:p>81</text:p>
          </table:table-cell>
          <table:table-cell ns41:value-type="string" table:style-name="ce54" office:value-type="string">
            <text:p>LI</text:p>
          </table:table-cell>
          <table:table-cell ns41:value-type="string" table:style-name="ce64" office:value-type="string">
            <text:p>39_0107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53])" ns41:value-type="float" table:style-name="TL Data" office:value-type="float" office:value="99621">
            <text:p>99621</text:p>
          </table:table-cell>
          <table:table-cell table:formula="of:=SUM([.D8:.D53])" ns41:value-type="float" table:style-name="TL Data" office:value-type="float" office:value="97098">
            <text:p>97098</text:p>
          </table:table-cell>
          <table:table-cell table:formula="of:=SUM([.E8:.E53])" ns41:value-type="float" table:style-name="TL Data" office:value-type="float" office:value="196719">
            <text:p>196719</text:p>
          </table:table-cell>
          <table:table-cell ns41:value-type="string" table:style-name="ce49" office:value-type="string">
            <text:p>VT</text:p>
          </table:table-cell>
          <table:table-cell table:style-name="ce55"/>
          <table:table-cell ns41:value-type="float" table:style-name="ce55" office:value="80" office:value-type="float">
            <text:p>80</text:p>
          </table:table-cell>
          <table:table-cell ns41:value-type="float" table:style-name="ce55" office:value="81" office:value-type="float">
            <text:p>81</text:p>
          </table:table-cell>
          <table:table-cell ns41:value-type="string" table:style-name="ce55" office:value-type="string">
            <text:p>LI</text:p>
          </table:table-cell>
          <table:table-cell ns41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